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Courier" svg:font-family="Courier"/>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023cm" table:align="left"/>
    </style:style>
    <style:style style:name="Tableau1.A" style:family="table-column">
      <style:table-column-properties style:column-width="1.037cm"/>
    </style:style>
    <style:style style:name="Tableau1.B" style:family="table-column">
      <style:table-column-properties style:column-width="13.986cm"/>
    </style:style>
    <style:style style:name="Tableau1.A1" style:family="table-cell">
      <style:table-cell-properties style:vertical-align="middle" fo:padding="0.049cm" fo:border="none"/>
    </style:style>
    <style:style style:name="Tableau1.B5" style:family="table-cell">
      <style:table-cell-properties fo:padding="0.049cm" fo:border="none"/>
    </style:style>
    <style:style style:name="Tableau1.B15" style:family="table-cell">
      <style:table-cell-properties fo:padding="0.049cm" fo:border="none"/>
    </style:style>
    <style:style style:name="Tableau1.B22" style:family="table-cell">
      <style:table-cell-properties fo:padding="0.049cm" fo:border="none"/>
    </style:style>
    <style:style style:name="Tableau1.B28" style:family="table-cell">
      <style:table-cell-properties fo:padding="0.049cm" fo:border="none"/>
    </style:style>
    <style:style style:name="Tableau1.B30" style:family="table-cell">
      <style:table-cell-properties fo:padding="0.049cm" fo:border="none"/>
    </style:style>
    <style:style style:name="Tableau1.B32" style:family="table-cell">
      <style:table-cell-properties fo:padding="0.049cm" fo:border="none"/>
    </style:style>
    <style:style style:name="P1" style:family="paragraph" style:parent-style-name="Heading_20_1">
      <style:paragraph-properties fo:margin-left="0cm" fo:margin-right="0cm" fo:orphans="2" fo:widows="2" fo:text-indent="0cm" style:auto-text-indent="false"/>
      <style:text-properties fo:font-variant="normal" fo:text-transform="none" fo:color="#0000ff" loext:opacity="100%" style:font-name="Arial" fo:letter-spacing="normal" fo:font-style="normal" fo:font-weight="normal"/>
    </style:style>
    <style:style style:name="P2" style:family="paragraph" style:parent-style-name="Heading_20_4">
      <style:text-properties style:font-name="Arial" fo:font-weight="bold"/>
    </style:style>
    <style:style style:name="P3" style:family="paragraph" style:parent-style-name="Heading_20_4">
      <style:paragraph-properties fo:margin-left="0cm" fo:margin-right="0cm" fo:orphans="2" fo:widows="2" fo:text-indent="0cm" style:auto-text-indent="false"/>
      <style:text-properties fo:font-variant="normal" fo:text-transform="none" fo:color="#000000" loext:opacity="100%" style:font-name="Arial" fo:font-size="14pt" fo:letter-spacing="normal" fo:font-style="normal" fo:font-weight="normal"/>
    </style:style>
    <style:style style:name="P4" style:family="paragraph" style:parent-style-name="List_20_Contents">
      <style:text-properties fo:color="#000000" loext:opacity="100%" style:font-name="Arial"/>
    </style:style>
    <style:style style:name="P5" style:family="paragraph" style:parent-style-name="List_20_Contents">
      <style:paragraph-properties fo:margin-top="0cm" fo:margin-bottom="0.499cm" style:contextual-spacing="false"/>
    </style:style>
    <style:style style:name="P6" style:family="paragraph" style:parent-style-name="List_20_Contents">
      <style:paragraph-properties fo:margin-top="0cm" fo:margin-bottom="0.499cm" style:contextual-spacing="false"/>
      <style:text-properties fo:color="#000000" loext:opacity="100%" style:font-name="Arial"/>
    </style:style>
    <style:style style:name="P7" style:family="paragraph" style:parent-style-name="List_20_Heading">
      <style:text-properties fo:color="#000000" loext:opacity="100%" style:font-name="Arial" fo:font-weight="bold"/>
    </style:style>
    <style:style style:name="P8" style:family="paragraph" style:parent-style-name="Quotations">
      <style:text-properties fo:font-size="10pt"/>
    </style:style>
    <style:style style:name="P9" style:family="paragraph" style:parent-style-name="Table_20_Contents">
      <style:text-properties fo:color="#000000" loext:opacity="100%"/>
    </style:style>
    <style:style style:name="P10" style:family="paragraph" style:parent-style-name="Table_20_Contents">
      <style:text-properties fo:color="#000000" loext:opacity="100%" style:font-name="Arial"/>
    </style:style>
    <style:style style:name="P11" style:family="paragraph" style:parent-style-name="Table_20_Contents">
      <style:text-properties fo:font-size="2pt" style:font-size-asian="2pt" style:font-size-complex="2pt"/>
    </style:style>
    <style:style style:name="P12" style:family="paragraph" style:parent-style-name="Text_20_body" style:list-style-name="L1">
      <style:paragraph-properties fo:orphans="2" fo:widows="2"/>
      <style:text-properties fo:font-variant="normal" fo:text-transform="none" fo:color="#000000" loext:opacity="100%" style:font-name="Arial" fo:font-size="14pt" fo:letter-spacing="normal" fo:font-style="normal" fo:font-weight="normal"/>
    </style:style>
    <style:style style:name="P13" style:family="paragraph" style:parent-style-name="Text_20_body" style:list-style-name="L2">
      <style:paragraph-properties fo:orphans="2" fo:widows="2"/>
    </style:style>
    <style:style style:name="P14" style:family="paragraph" style:parent-style-name="Text_20_body" style:list-style-name="L3">
      <style:paragraph-properties fo:orphans="2" fo:widows="2"/>
    </style:style>
    <style:style style:name="P15" style:family="paragraph" style:parent-style-name="Text_20_body" style:list-style-name="L4">
      <style:paragraph-properties fo:orphans="2" fo:widows="2"/>
    </style:style>
    <style:style style:name="P16" style:family="paragraph" style:parent-style-name="Text_20_body" style:list-style-name="L5">
      <style:paragraph-properties fo:orphans="2" fo:widows="2"/>
    </style:style>
    <style:style style:name="P17" style:family="paragraph" style:parent-style-name="Text_20_body" style:list-style-name="L6">
      <style:paragraph-properties fo:orphans="2" fo:widows="2"/>
    </style:style>
    <style:style style:name="P18" style:family="paragraph" style:parent-style-name="Text_20_body" style:list-style-name="L7">
      <style:paragraph-properties fo:orphans="2" fo:widows="2"/>
    </style:style>
    <style:style style:name="P19" style:family="paragraph" style:parent-style-name="Text_20_body" style:list-style-name="L8">
      <style:paragraph-properties fo:orphans="2" fo:widows="2"/>
    </style:style>
    <style:style style:name="P20" style:family="paragraph" style:parent-style-name="Text_20_body" style:list-style-name="L9">
      <style:paragraph-properties fo:orphans="2" fo:widows="2"/>
    </style:style>
    <style:style style:name="P21" style:family="paragraph" style:parent-style-name="Text_20_body" style:list-style-name="L10">
      <style:paragraph-properties fo:orphans="2" fo:widows="2"/>
    </style:style>
    <style:style style:name="P22" style:family="paragraph" style:parent-style-name="Text_20_body">
      <style:text-properties fo:color="#000000" loext:opacity="100%" style:font-name="Arial"/>
    </style:style>
    <style:style style:name="P23" style:family="paragraph" style:parent-style-name="Text_20_body" style:list-style-name="L16">
      <style:text-properties fo:color="#000000" loext:opacity="100%" style:font-name="Arial"/>
    </style:style>
    <style:style style:name="P24" style:family="paragraph" style:parent-style-name="Text_20_body" style:list-style-name="L17">
      <style:text-properties fo:color="#000000" loext:opacity="100%" style:font-name="Arial"/>
    </style:style>
    <style:style style:name="P25" style:family="paragraph" style:parent-style-name="Text_20_body" style:list-style-name="L18">
      <style:text-properties fo:color="#000000" loext:opacity="100%" style:font-name="Arial"/>
    </style:style>
    <style:style style:name="P26" style:family="paragraph" style:parent-style-name="Text_20_body" style:list-style-name="L19">
      <style:text-properties fo:color="#000000" loext:opacity="100%" style:font-name="Arial"/>
    </style:style>
    <style:style style:name="P27" style:family="paragraph" style:parent-style-name="Text_20_body" style:list-style-name="L20">
      <style:text-properties fo:color="#000000" loext:opacity="100%" style:font-name="Arial"/>
    </style:style>
    <style:style style:name="P28" style:family="paragraph" style:parent-style-name="Text_20_body" style:list-style-name="L21">
      <style:text-properties fo:color="#000000" loext:opacity="100%" style:font-name="Arial"/>
    </style:style>
    <style:style style:name="P29" style:family="paragraph" style:parent-style-name="Text_20_body" style:list-style-name="L22">
      <style:text-properties fo:color="#000000" loext:opacity="100%" style:font-name="Arial"/>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font-size="14pt" fo:letter-spacing="normal" fo:font-style="normal" fo:font-weight="normal"/>
    </style:style>
    <style:style style:name="P31" style:family="paragraph" style:parent-style-name="Text_20_body" style:list-style-name="L15">
      <style:paragraph-properties fo:margin-left="0cm" fo:margin-right="0cm" fo:orphans="2" fo:widows="2" fo:text-indent="0cm" style:auto-text-indent="false"/>
      <style:text-properties fo:font-variant="normal" fo:text-transform="none" fo:color="#000000" loext:opacity="100%" style:font-name="Arial" fo:font-size="14pt" fo:letter-spacing="normal" fo:font-style="normal" fo:font-weight="normal"/>
    </style:style>
    <style:style style:name="P32" style:family="paragraph" style:parent-style-name="Text_20_body" style:list-style-name="L136">
      <style:paragraph-properties fo:margin-left="0cm" fo:margin-right="0cm" fo:orphans="2" fo:widows="2" fo:text-indent="0cm" style:auto-text-indent="false"/>
      <style:text-properties fo:font-variant="normal" fo:text-transform="none" fo:color="#000000" loext:opacity="100%" style:font-name="Arial" fo:font-size="14pt" fo:letter-spacing="normal" fo:font-style="normal" fo:font-weight="normal"/>
    </style:style>
    <style:style style:name="P33" style:family="paragraph" style:parent-style-name="Text_20_body">
      <style:paragraph-properties fo:margin-left="0cm" fo:margin-right="0cm" fo:orphans="2" fo:widows="2" fo:text-indent="0cm" style:auto-text-indent="false"/>
    </style:style>
    <style:style style:name="P34" style:family="paragraph" style:parent-style-name="Text_20_body" style:list-style-name="L119">
      <style:paragraph-properties fo:margin-left="0cm" fo:margin-right="0cm" fo:orphans="2" fo:widows="2" fo:text-indent="0cm" style:auto-text-indent="false"/>
    </style:style>
    <style:style style:name="P35" style:family="paragraph" style:parent-style-name="Text_20_body" style:list-style-name="L1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36" style:family="paragraph" style:parent-style-name="Text_20_body" style:list-style-name="L1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37" style:family="paragraph" style:parent-style-name="Text_20_body" style:list-style-name="L1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38" style:family="paragraph" style:parent-style-name="Text_20_body" style:list-style-name="L1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39" style:family="paragraph" style:parent-style-name="Text_20_body" style:list-style-name="L2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0" style:family="paragraph" style:parent-style-name="Text_20_body" style:list-style-name="L2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1" style:family="paragraph" style:parent-style-name="Text_20_body" style:list-style-name="L3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2" style:family="paragraph" style:parent-style-name="Text_20_body" style:list-style-name="L3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3" style:family="paragraph" style:parent-style-name="Text_20_body" style:list-style-name="L3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4" style:family="paragraph" style:parent-style-name="Text_20_body" style:list-style-name="L3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5" style:family="paragraph" style:parent-style-name="Text_20_body" style:list-style-name="L3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6" style:family="paragraph" style:parent-style-name="Text_20_body" style:list-style-name="L39">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7" style:family="paragraph" style:parent-style-name="Text_20_body" style:list-style-name="L4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8" style:family="paragraph" style:parent-style-name="Text_20_body" style:list-style-name="L4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9" style:family="paragraph" style:parent-style-name="Text_20_body" style:list-style-name="L4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0" style:family="paragraph" style:parent-style-name="Text_20_body" style:list-style-name="L4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1" style:family="paragraph" style:parent-style-name="Text_20_body" style:list-style-name="L4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2" style:family="paragraph" style:parent-style-name="Text_20_body" style:list-style-name="L4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3" style:family="paragraph" style:parent-style-name="Text_20_body" style:list-style-name="L4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4" style:family="paragraph" style:parent-style-name="Text_20_body" style:list-style-name="L47">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5" style:family="paragraph" style:parent-style-name="Text_20_body" style:list-style-name="L4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6" style:family="paragraph" style:parent-style-name="Text_20_body" style:list-style-name="L49">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7" style:family="paragraph" style:parent-style-name="Text_20_body" style:list-style-name="L5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8" style:family="paragraph" style:parent-style-name="Text_20_body" style:list-style-name="L5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59" style:family="paragraph" style:parent-style-name="Text_20_body" style:list-style-name="L5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0" style:family="paragraph" style:parent-style-name="Text_20_body" style:list-style-name="L5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1" style:family="paragraph" style:parent-style-name="Text_20_body" style:list-style-name="L5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2" style:family="paragraph" style:parent-style-name="Text_20_body" style:list-style-name="L5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3" style:family="paragraph" style:parent-style-name="Text_20_body" style:list-style-name="L5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4" style:family="paragraph" style:parent-style-name="Text_20_body" style:list-style-name="L57">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5" style:family="paragraph" style:parent-style-name="Text_20_body" style:list-style-name="L5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6" style:family="paragraph" style:parent-style-name="Text_20_body" style:list-style-name="L59">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7" style:family="paragraph" style:parent-style-name="Text_20_body" style:list-style-name="L6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8" style:family="paragraph" style:parent-style-name="Text_20_body" style:list-style-name="L6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69" style:family="paragraph" style:parent-style-name="Text_20_body" style:list-style-name="L6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0" style:family="paragraph" style:parent-style-name="Text_20_body" style:list-style-name="L6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1" style:family="paragraph" style:parent-style-name="Text_20_body" style:list-style-name="L6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2" style:family="paragraph" style:parent-style-name="Text_20_body" style:list-style-name="L6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3" style:family="paragraph" style:parent-style-name="Text_20_body" style:list-style-name="L67">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4" style:family="paragraph" style:parent-style-name="Text_20_body" style:list-style-name="L6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5" style:family="paragraph" style:parent-style-name="Text_20_body" style:list-style-name="L69">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6" style:family="paragraph" style:parent-style-name="Text_20_body" style:list-style-name="L7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7" style:family="paragraph" style:parent-style-name="Text_20_body" style:list-style-name="L7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8" style:family="paragraph" style:parent-style-name="Text_20_body" style:list-style-name="L7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79" style:family="paragraph" style:parent-style-name="Text_20_body" style:list-style-name="L7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0" style:family="paragraph" style:parent-style-name="Text_20_body" style:list-style-name="L7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1" style:family="paragraph" style:parent-style-name="Text_20_body" style:list-style-name="L7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2" style:family="paragraph" style:parent-style-name="Text_20_body" style:list-style-name="L7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3" style:family="paragraph" style:parent-style-name="Text_20_body" style:list-style-name="L77">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4" style:family="paragraph" style:parent-style-name="Text_20_body" style:list-style-name="L7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5" style:family="paragraph" style:parent-style-name="Text_20_body" style:list-style-name="L79">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6" style:family="paragraph" style:parent-style-name="Text_20_body" style:list-style-name="L8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7" style:family="paragraph" style:parent-style-name="Text_20_body" style:list-style-name="L8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8" style:family="paragraph" style:parent-style-name="Text_20_body" style:list-style-name="L8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89" style:family="paragraph" style:parent-style-name="Text_20_body" style:list-style-name="L8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0" style:family="paragraph" style:parent-style-name="Text_20_body" style:list-style-name="L8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1" style:family="paragraph" style:parent-style-name="Text_20_body" style:list-style-name="L8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2" style:family="paragraph" style:parent-style-name="Text_20_body" style:list-style-name="L89">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3" style:family="paragraph" style:parent-style-name="Text_20_body" style:list-style-name="L9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4" style:family="paragraph" style:parent-style-name="Text_20_body" style:list-style-name="L9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5" style:family="paragraph" style:parent-style-name="Text_20_body" style:list-style-name="L9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6" style:family="paragraph" style:parent-style-name="Text_20_body" style:list-style-name="L97">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7" style:family="paragraph" style:parent-style-name="Text_20_body" style:list-style-name="L9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8" style:family="paragraph" style:parent-style-name="Text_20_body" style:list-style-name="L10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99" style:family="paragraph" style:parent-style-name="Text_20_body" style:list-style-name="L10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0" style:family="paragraph" style:parent-style-name="Text_20_body" style:list-style-name="L10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1" style:family="paragraph" style:parent-style-name="Text_20_body" style:list-style-name="L10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2" style:family="paragraph" style:parent-style-name="Text_20_body" style:list-style-name="L10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3" style:family="paragraph" style:parent-style-name="Text_20_body" style:list-style-name="L107">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4" style:family="paragraph" style:parent-style-name="Text_20_body" style:list-style-name="L10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5" style:family="paragraph" style:parent-style-name="Text_20_body" style:list-style-name="L109">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6" style:family="paragraph" style:parent-style-name="Text_20_body" style:list-style-name="L11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7" style:family="paragraph" style:parent-style-name="Text_20_body" style:list-style-name="L11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8" style:family="paragraph" style:parent-style-name="Text_20_body" style:list-style-name="L11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09" style:family="paragraph" style:parent-style-name="Text_20_body" style:list-style-name="L11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0" style:family="paragraph" style:parent-style-name="Text_20_body" style:list-style-name="L117">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1" style:family="paragraph" style:parent-style-name="Text_20_body" style:list-style-name="L11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2" style:family="paragraph" style:parent-style-name="Text_20_body" style:list-style-name="L12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3" style:family="paragraph" style:parent-style-name="Text_20_body" style:list-style-name="L12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4" style:family="paragraph" style:parent-style-name="Text_20_body" style:list-style-name="L12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5" style:family="paragraph" style:parent-style-name="Text_20_body" style:list-style-name="L12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6" style:family="paragraph" style:parent-style-name="Text_20_body" style:list-style-name="L12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7" style:family="paragraph" style:parent-style-name="Text_20_body" style:list-style-name="L12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8" style:family="paragraph" style:parent-style-name="Text_20_body" style:list-style-name="L13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19" style:family="paragraph" style:parent-style-name="Text_20_body" style:list-style-name="L13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20" style:family="paragraph" style:parent-style-name="Text_20_body" style:list-style-name="L13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121" style:family="paragraph" style:parent-style-name="Text_20_body" style:list-style-name="L23">
      <style:paragraph-properties fo:margin-left="0cm" fo:margin-right="0cm" fo:margin-top="0cm" fo:margin-bottom="0cm" style:contextual-spacing="false" fo:orphans="2" fo:widows="2" fo:text-indent="0cm" style:auto-text-indent="false"/>
    </style:style>
    <style:style style:name="P122" style:family="paragraph" style:parent-style-name="Text_20_body" style:list-style-name="L24">
      <style:paragraph-properties fo:margin-left="0cm" fo:margin-right="0cm" fo:margin-top="0cm" fo:margin-bottom="0cm" style:contextual-spacing="false" fo:orphans="2" fo:widows="2" fo:text-indent="0cm" style:auto-text-indent="false"/>
    </style:style>
    <style:style style:name="P123" style:family="paragraph" style:parent-style-name="Text_20_body" style:list-style-name="L25">
      <style:paragraph-properties fo:margin-left="0cm" fo:margin-right="0cm" fo:margin-top="0cm" fo:margin-bottom="0cm" style:contextual-spacing="false" fo:orphans="2" fo:widows="2" fo:text-indent="0cm" style:auto-text-indent="false"/>
    </style:style>
    <style:style style:name="P124" style:family="paragraph" style:parent-style-name="Text_20_body" style:list-style-name="L27">
      <style:paragraph-properties fo:margin-left="0cm" fo:margin-right="0cm" fo:margin-top="0cm" fo:margin-bottom="0cm" style:contextual-spacing="false" fo:orphans="2" fo:widows="2" fo:text-indent="0cm" style:auto-text-indent="false"/>
    </style:style>
    <style:style style:name="P125" style:family="paragraph" style:parent-style-name="Text_20_body" style:list-style-name="L29">
      <style:paragraph-properties fo:margin-left="0cm" fo:margin-right="0cm" fo:margin-top="0cm" fo:margin-bottom="0cm" style:contextual-spacing="false" fo:orphans="2" fo:widows="2" fo:text-indent="0cm" style:auto-text-indent="false"/>
    </style:style>
    <style:style style:name="P126" style:family="paragraph" style:parent-style-name="Text_20_body" style:list-style-name="L35">
      <style:paragraph-properties fo:margin-left="0cm" fo:margin-right="0cm" fo:margin-top="0cm" fo:margin-bottom="0cm" style:contextual-spacing="false" fo:orphans="2" fo:widows="2" fo:text-indent="0cm" style:auto-text-indent="false"/>
    </style:style>
    <style:style style:name="P127" style:family="paragraph" style:parent-style-name="Text_20_body" style:list-style-name="L36">
      <style:paragraph-properties fo:margin-left="0cm" fo:margin-right="0cm" fo:margin-top="0cm" fo:margin-bottom="0cm" style:contextual-spacing="false" fo:orphans="2" fo:widows="2" fo:text-indent="0cm" style:auto-text-indent="false"/>
    </style:style>
    <style:style style:name="P128" style:family="paragraph" style:parent-style-name="Text_20_body" style:list-style-name="L37">
      <style:paragraph-properties fo:margin-left="0cm" fo:margin-right="0cm" fo:margin-top="0cm" fo:margin-bottom="0cm" style:contextual-spacing="false" fo:orphans="2" fo:widows="2" fo:text-indent="0cm" style:auto-text-indent="false"/>
    </style:style>
    <style:style style:name="P129" style:family="paragraph" style:parent-style-name="Text_20_body" style:list-style-name="L38">
      <style:paragraph-properties fo:margin-left="0cm" fo:margin-right="0cm" fo:margin-top="0cm" fo:margin-bottom="0cm" style:contextual-spacing="false" fo:orphans="2" fo:widows="2" fo:text-indent="0cm" style:auto-text-indent="false"/>
    </style:style>
    <style:style style:name="P130" style:family="paragraph" style:parent-style-name="Text_20_body" style:list-style-name="L64">
      <style:paragraph-properties fo:margin-left="0cm" fo:margin-right="0cm" fo:margin-top="0cm" fo:margin-bottom="0cm" style:contextual-spacing="false" fo:orphans="2" fo:widows="2" fo:text-indent="0cm" style:auto-text-indent="false"/>
    </style:style>
    <style:style style:name="P131" style:family="paragraph" style:parent-style-name="Text_20_body" style:list-style-name="L81">
      <style:paragraph-properties fo:margin-left="0cm" fo:margin-right="0cm" fo:margin-top="0cm" fo:margin-bottom="0cm" style:contextual-spacing="false" fo:orphans="2" fo:widows="2" fo:text-indent="0cm" style:auto-text-indent="false"/>
    </style:style>
    <style:style style:name="P132" style:family="paragraph" style:parent-style-name="Text_20_body" style:list-style-name="L86">
      <style:paragraph-properties fo:margin-left="0cm" fo:margin-right="0cm" fo:margin-top="0cm" fo:margin-bottom="0cm" style:contextual-spacing="false" fo:orphans="2" fo:widows="2" fo:text-indent="0cm" style:auto-text-indent="false"/>
    </style:style>
    <style:style style:name="P133" style:family="paragraph" style:parent-style-name="Text_20_body" style:list-style-name="L87">
      <style:paragraph-properties fo:margin-left="0cm" fo:margin-right="0cm" fo:margin-top="0cm" fo:margin-bottom="0cm" style:contextual-spacing="false" fo:orphans="2" fo:widows="2" fo:text-indent="0cm" style:auto-text-indent="false"/>
    </style:style>
    <style:style style:name="P134" style:family="paragraph" style:parent-style-name="Text_20_body" style:list-style-name="L90">
      <style:paragraph-properties fo:margin-left="0cm" fo:margin-right="0cm" fo:margin-top="0cm" fo:margin-bottom="0cm" style:contextual-spacing="false" fo:orphans="2" fo:widows="2" fo:text-indent="0cm" style:auto-text-indent="false"/>
    </style:style>
    <style:style style:name="P135" style:family="paragraph" style:parent-style-name="Text_20_body" style:list-style-name="L91">
      <style:paragraph-properties fo:margin-left="0cm" fo:margin-right="0cm" fo:margin-top="0cm" fo:margin-bottom="0cm" style:contextual-spacing="false" fo:orphans="2" fo:widows="2" fo:text-indent="0cm" style:auto-text-indent="false"/>
    </style:style>
    <style:style style:name="P136" style:family="paragraph" style:parent-style-name="Text_20_body" style:list-style-name="L93">
      <style:paragraph-properties fo:margin-left="0cm" fo:margin-right="0cm" fo:margin-top="0cm" fo:margin-bottom="0cm" style:contextual-spacing="false" fo:orphans="2" fo:widows="2" fo:text-indent="0cm" style:auto-text-indent="false"/>
    </style:style>
    <style:style style:name="P137" style:family="paragraph" style:parent-style-name="Text_20_body" style:list-style-name="L94">
      <style:paragraph-properties fo:margin-left="0cm" fo:margin-right="0cm" fo:margin-top="0cm" fo:margin-bottom="0cm" style:contextual-spacing="false" fo:orphans="2" fo:widows="2" fo:text-indent="0cm" style:auto-text-indent="false"/>
    </style:style>
    <style:style style:name="P138" style:family="paragraph" style:parent-style-name="Text_20_body" style:list-style-name="L99">
      <style:paragraph-properties fo:margin-left="0cm" fo:margin-right="0cm" fo:margin-top="0cm" fo:margin-bottom="0cm" style:contextual-spacing="false" fo:orphans="2" fo:widows="2" fo:text-indent="0cm" style:auto-text-indent="false"/>
    </style:style>
    <style:style style:name="P139" style:family="paragraph" style:parent-style-name="Text_20_body" style:list-style-name="L102">
      <style:paragraph-properties fo:margin-left="0cm" fo:margin-right="0cm" fo:margin-top="0cm" fo:margin-bottom="0cm" style:contextual-spacing="false" fo:orphans="2" fo:widows="2" fo:text-indent="0cm" style:auto-text-indent="false"/>
    </style:style>
    <style:style style:name="P140" style:family="paragraph" style:parent-style-name="Text_20_body" style:list-style-name="L106">
      <style:paragraph-properties fo:margin-left="0cm" fo:margin-right="0cm" fo:margin-top="0cm" fo:margin-bottom="0cm" style:contextual-spacing="false" fo:orphans="2" fo:widows="2" fo:text-indent="0cm" style:auto-text-indent="false"/>
    </style:style>
    <style:style style:name="P141" style:family="paragraph" style:parent-style-name="Text_20_body" style:list-style-name="L113">
      <style:paragraph-properties fo:margin-left="0cm" fo:margin-right="0cm" fo:margin-top="0cm" fo:margin-bottom="0cm" style:contextual-spacing="false" fo:orphans="2" fo:widows="2" fo:text-indent="0cm" style:auto-text-indent="false"/>
    </style:style>
    <style:style style:name="P142" style:family="paragraph" style:parent-style-name="Text_20_body" style:list-style-name="L114">
      <style:paragraph-properties fo:margin-left="0cm" fo:margin-right="0cm" fo:margin-top="0cm" fo:margin-bottom="0cm" style:contextual-spacing="false" fo:orphans="2" fo:widows="2" fo:text-indent="0cm" style:auto-text-indent="false"/>
    </style:style>
    <style:style style:name="P143" style:family="paragraph" style:parent-style-name="Text_20_body" style:list-style-name="L115">
      <style:paragraph-properties fo:margin-left="0cm" fo:margin-right="0cm" fo:margin-top="0cm" fo:margin-bottom="0cm" style:contextual-spacing="false" fo:orphans="2" fo:widows="2" fo:text-indent="0cm" style:auto-text-indent="false"/>
    </style:style>
    <style:style style:name="P144" style:family="paragraph" style:parent-style-name="Text_20_body" style:list-style-name="L123">
      <style:paragraph-properties fo:margin-left="0cm" fo:margin-right="0cm" fo:margin-top="0cm" fo:margin-bottom="0cm" style:contextual-spacing="false" fo:orphans="2" fo:widows="2" fo:text-indent="0cm" style:auto-text-indent="false"/>
    </style:style>
    <style:style style:name="P145" style:family="paragraph" style:parent-style-name="Text_20_body" style:list-style-name="L126">
      <style:paragraph-properties fo:margin-left="0cm" fo:margin-right="0cm" fo:margin-top="0cm" fo:margin-bottom="0cm" style:contextual-spacing="false" fo:orphans="2" fo:widows="2" fo:text-indent="0cm" style:auto-text-indent="false"/>
    </style:style>
    <style:style style:name="P146" style:family="paragraph" style:parent-style-name="Text_20_body" style:list-style-name="L127">
      <style:paragraph-properties fo:margin-left="0cm" fo:margin-right="0cm" fo:margin-top="0cm" fo:margin-bottom="0cm" style:contextual-spacing="false" fo:orphans="2" fo:widows="2" fo:text-indent="0cm" style:auto-text-indent="false"/>
    </style:style>
    <style:style style:name="P147" style:family="paragraph" style:parent-style-name="Text_20_body" style:list-style-name="L129">
      <style:paragraph-properties fo:margin-left="0cm" fo:margin-right="0cm" fo:margin-top="0cm" fo:margin-bottom="0cm" style:contextual-spacing="false" fo:orphans="2" fo:widows="2" fo:text-indent="0cm" style:auto-text-indent="false"/>
    </style:style>
    <style:style style:name="P148" style:family="paragraph" style:parent-style-name="Text_20_body" style:list-style-name="L130">
      <style:paragraph-properties fo:margin-left="0cm" fo:margin-right="0cm" fo:margin-top="0cm" fo:margin-bottom="0cm" style:contextual-spacing="false" fo:orphans="2" fo:widows="2" fo:text-indent="0cm" style:auto-text-indent="false"/>
    </style:style>
    <style:style style:name="P149" style:family="paragraph" style:parent-style-name="Text_20_body" style:list-style-name="L132">
      <style:paragraph-properties fo:margin-left="0cm" fo:margin-right="0cm" fo:margin-top="0cm" fo:margin-bottom="0cm" style:contextual-spacing="false" fo:orphans="2" fo:widows="2" fo:text-indent="0cm" style:auto-text-indent="false"/>
    </style:style>
    <style:style style:name="P150" style:family="paragraph" style:parent-style-name="Text_20_body" style:list-style-name="L134">
      <style:paragraph-properties fo:margin-left="0cm" fo:margin-right="0cm" fo:margin-top="0cm" fo:margin-bottom="0cm" style:contextual-spacing="false" fo:orphans="2" fo:widows="2" fo:text-indent="0cm" style:auto-text-indent="false"/>
    </style:style>
    <style:style style:name="P151" style:family="paragraph" style:parent-style-name="Text_20_body" style:list-style-name="L16">
      <style:paragraph-properties fo:margin-top="0cm" fo:margin-bottom="0cm" style:contextual-spacing="false"/>
      <style:text-properties fo:color="#000000" loext:opacity="100%" style:font-name="Arial"/>
    </style:style>
    <style:style style:name="P152" style:family="paragraph" style:parent-style-name="Text_20_body" style:list-style-name="L17">
      <style:paragraph-properties fo:margin-top="0cm" fo:margin-bottom="0cm" style:contextual-spacing="false"/>
      <style:text-properties fo:color="#000000" loext:opacity="100%" style:font-name="Arial"/>
    </style:style>
    <style:style style:name="P153" style:family="paragraph" style:parent-style-name="Text_20_body" style:list-style-name="L18">
      <style:paragraph-properties fo:margin-top="0cm" fo:margin-bottom="0cm" style:contextual-spacing="false"/>
      <style:text-properties fo:color="#000000" loext:opacity="100%" style:font-name="Arial"/>
    </style:style>
    <style:style style:name="P154" style:family="paragraph" style:parent-style-name="Text_20_body" style:list-style-name="L19">
      <style:paragraph-properties fo:margin-top="0cm" fo:margin-bottom="0cm" style:contextual-spacing="false"/>
      <style:text-properties fo:color="#000000" loext:opacity="100%" style:font-name="Arial"/>
    </style:style>
    <style:style style:name="P155" style:family="paragraph" style:parent-style-name="Text_20_body" style:list-style-name="L21">
      <style:paragraph-properties fo:margin-top="0cm" fo:margin-bottom="0cm" style:contextual-spacing="false"/>
      <style:text-properties fo:color="#000000" loext:opacity="100%" style:font-name="Arial"/>
    </style:style>
    <style:style style:name="P156" style:family="paragraph" style:parent-style-name="Text_20_body" style:list-style-name="L22">
      <style:paragraph-properties fo:margin-top="0cm" fo:margin-bottom="0cm" style:contextual-spacing="false"/>
      <style:text-properties fo:color="#000000" loext:opacity="100%" style:font-name="Arial"/>
    </style:style>
    <style:style style:name="P157"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Arial" fo:font-size="14pt" fo:letter-spacing="normal" fo:font-style="normal" fo:font-weight="normal"/>
    </style:style>
    <style:style style:name="P158" style:family="paragraph" style:parent-style-name="Text_20_body" style:list-style-name="L2">
      <style:paragraph-properties fo:margin-top="0cm" fo:margin-bottom="0cm" style:contextual-spacing="false" fo:orphans="2" fo:widows="2"/>
    </style:style>
    <style:style style:name="P159" style:family="paragraph" style:parent-style-name="Text_20_body" style:list-style-name="L4">
      <style:paragraph-properties fo:margin-top="0cm" fo:margin-bottom="0cm" style:contextual-spacing="false" fo:orphans="2" fo:widows="2"/>
    </style:style>
    <style:style style:name="P160" style:family="paragraph" style:parent-style-name="Text_20_body" style:list-style-name="L5">
      <style:paragraph-properties fo:margin-top="0cm" fo:margin-bottom="0cm" style:contextual-spacing="false" fo:orphans="2" fo:widows="2"/>
    </style:style>
    <style:style style:name="P161" style:family="paragraph" style:parent-style-name="Text_20_body" style:list-style-name="L6">
      <style:paragraph-properties fo:margin-top="0cm" fo:margin-bottom="0cm" style:contextual-spacing="false" fo:orphans="2" fo:widows="2"/>
    </style:style>
    <style:style style:name="T1" style:family="text">
      <style:text-properties fo:color="#000000" loext:opacity="100%" style:font-name="Arial"/>
    </style:style>
    <style:style style:name="T2" style:family="text">
      <style:text-properties fo:color="#000000" loext:opacity="100%" style:font-name="Arial" fo:font-style="italic" fo:font-weight="bold"/>
    </style:style>
    <style:style style:name="T3" style:family="text">
      <style:text-properties fo:color="#000000" loext:opacity="100%" style:font-name="Courier"/>
    </style:style>
    <style:style style:name="T4" style:family="text">
      <style:text-properties fo:font-variant="normal" fo:text-transform="none" fo:color="#000000" loext:opacity="100%" style:font-name="Arial" fo:font-size="14pt" fo:letter-spacing="normal" fo:font-style="normal" fo:font-weight="normal"/>
    </style:style>
    <style:style style:name="T5" style:family="text">
      <style:text-properties fo:font-variant="normal" fo:text-transform="none" fo:color="#000000" loext:opacity="100%" style:font-name="Arial" fo:font-size="14pt" fo:letter-spacing="normal" fo:font-style="normal" fo:font-weight="bold"/>
    </style:style>
    <style:style style:name="T6" style:family="text">
      <style:text-properties fo:font-weight="bold"/>
    </style:style>
    <style:style style:name="T7" style:family="text">
      <style:text-properties fo:font-style="italic" style:text-underline-style="solid" style:text-underline-width="auto" style:text-underline-color="font-color"/>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ercules Version 4 : Foire aux questions</text:h>
      <text:p text:style-name="Horizontal_20_Line"/>
      <table:table table:name="Tableau1" table:style-name="Tableau1">
        <table:table-column table:style-name="Tableau1.A"/>
        <table:table-column table:style-name="Tableau1.B"/>
        <table:table-row table:style-name="TableLine94023719056720">
          <table:table-cell table:style-name="Tableau1.A1" office:value-type="string">
            <text:p text:style-name="Table_20_Contents"><text:a xlink:type="simple" xlink:href="https://hercules-390.github.io/html/hercfaq.html#1.01" text:style-name="Internet_20_link" text:visited-style-name="Visited_20_Internet_20_Link"><text:span text:style-name="T1">1.01</text:span></text:a></text:p>
          </table:table-cell>
          <table:table-cell table:style-name="Tableau1.A1" office:value-type="string">
            <text:p text:style-name="P10">Qu'est-ce qu'Hercule ?</text:p>
          </table:table-cell>
        </table:table-row>
        <table:table-row table:style-name="TableLine94023719056720">
          <table:table-cell table:style-name="Tableau1.A1" office:value-type="string">
            <text:p text:style-name="Table_20_Contents"><text:a xlink:type="simple" xlink:href="https://hercules-390.github.io/html/hercfaq.html#1.02" text:style-name="Internet_20_link" text:visited-style-name="Visited_20_Internet_20_Link"><text:span text:style-name="T1">1.02</text:span></text:a></text:p>
          </table:table-cell>
          <table:table-cell table:style-name="Tableau1.A1" office:value-type="string">
            <text:p text:style-name="P10">Alors qu'est-ce que cela signifie exactement?</text:p>
          </table:table-cell>
        </table:table-row>
        <table:table-row table:style-name="TableLine94023719056720">
          <table:table-cell table:style-name="Tableau1.A1" office:value-type="string">
            <text:p text:style-name="Table_20_Contents"><text:a xlink:type="simple" xlink:href="https://hercules-390.github.io/html/hercfaq.html#1.03" text:style-name="Internet_20_link" text:visited-style-name="Visited_20_Internet_20_Link"><text:span text:style-name="T1">1.03</text:span></text:a></text:p>
          </table:table-cell>
          <table:table-cell table:style-name="Tableau1.A1" office:value-type="string">
            <text:p text:style-name="P10">Est-il suffisamment fonctionnel pour exécuter le travail de production ?</text:p>
          </table:table-cell>
        </table:table-row>
        <table:table-row table:style-name="TableLine94023719056720">
          <table:table-cell table:style-name="Tableau1.A1" office:value-type="string">
            <text:p text:style-name="Table_20_Contents"><text:a xlink:type="simple" xlink:href="https://hercules-390.github.io/html/hercfaq.html#1.04" text:style-name="Internet_20_link" text:visited-style-name="Visited_20_Internet_20_Link"><text:span text:style-name="T1">1.04</text:span></text:a></text:p>
          </table:table-cell>
          <table:table-cell table:style-name="Tableau1.A1" office:value-type="string">
            <text:p text:style-name="P10">Quelles sont les restrictions de licence pour Hercules ?</text:p>
          </table:table-cell>
        </table:table-row>
        <table:table-row table:style-name="TableLine94023719056720">
          <table:table-cell table:style-name="Tableau1.A1" office:value-type="string">
            <text:p text:style-name="P9"> </text:p>
          </table:table-cell>
          <table:table-cell table:style-name="Tableau1.B32" office:value-type="string">
            <text:p text:style-name="P11"/>
          </table:table-cell>
        </table:table-row>
        <table:table-row table:style-name="TableLine94023719056720">
          <table:table-cell table:style-name="Tableau1.A1" office:value-type="string">
            <text:p text:style-name="Table_20_Contents"><text:a xlink:type="simple" xlink:href="https://hercules-390.github.io/html/hercfaq.html#2.01" text:style-name="Internet_20_link" text:visited-style-name="Visited_20_Internet_20_Link"><text:span text:style-name="T1">2.01</text:span></text:a></text:p>
          </table:table-cell>
          <table:table-cell table:style-name="Tableau1.A1" office:value-type="string">
            <text:p text:style-name="P10">Peut-il exécuter z/OS, z/VM, z/VSE ?</text:p>
          </table:table-cell>
        </table:table-row>
        <table:table-row table:style-name="TableLine94023719056720">
          <table:table-cell table:style-name="Tableau1.A1" office:value-type="string">
            <text:p text:style-name="Table_20_Contents"><text:a xlink:type="simple" xlink:href="https://hercules-390.github.io/html/hercfaq.html#2.02" text:style-name="Internet_20_link" text:visited-style-name="Visited_20_Internet_20_Link"><text:span text:style-name="T1">2.02</text:span></text:a></text:p>
          </table:table-cell>
          <table:table-cell table:style-name="Tableau1.A1" office:value-type="string">
            <text:p text:style-name="P10">Quels systèmes d'exploitation puis-je exécuter légalement ?</text:p>
          </table:table-cell>
        </table:table-row>
        <table:table-row table:style-name="TableLine94023719056720">
          <table:table-cell table:style-name="Tableau1.A1" office:value-type="string">
            <text:p text:style-name="Table_20_Contents"><text:a xlink:type="simple" xlink:href="https://hercules-390.github.io/html/hercfaq.html#2.03" text:style-name="Internet_20_link" text:visited-style-name="Visited_20_Internet_20_Link"><text:span text:style-name="T1">2.03</text:span></text:a></text:p>
          </table:table-cell>
          <table:table-cell table:style-name="Tableau1.A1" office:value-type="string">
            <text:p text:style-name="P10">Quels autres programmes fonctionneront sous Hercules ?</text:p>
          </table:table-cell>
        </table:table-row>
        <table:table-row table:style-name="TableLine94023719056720">
          <table:table-cell table:style-name="Tableau1.A1" office:value-type="string">
            <text:p text:style-name="Table_20_Contents"><text:a xlink:type="simple" xlink:href="https://hercules-390.github.io/html/hercfaq.html#2.04" text:style-name="Internet_20_link" text:visited-style-name="Visited_20_Internet_20_Link"><text:span text:style-name="T1">2.04</text:span></text:a></text:p>
          </table:table-cell>
          <table:table-cell table:style-name="Tableau1.A1" office:value-type="string">
            <text:p text:style-name="P10">Où puis-je obtenir OS/360 ?</text:p>
          </table:table-cell>
        </table:table-row>
        <table:table-row table:style-name="TableLine94023719056720">
          <table:table-cell table:style-name="Tableau1.A1" office:value-type="string">
            <text:p text:style-name="Table_20_Contents"><text:a xlink:type="simple" xlink:href="https://hercules-390.github.io/html/hercfaq.html#2.05" text:style-name="Internet_20_link" text:visited-style-name="Visited_20_Internet_20_Link"><text:span text:style-name="T1">2.05</text:span></text:a></text:p>
          </table:table-cell>
          <table:table-cell table:style-name="Tableau1.A1" office:value-type="string">
            <text:p text:style-name="P10">Où puis-je obtenir MVS ?</text:p>
          </table:table-cell>
        </table:table-row>
        <table:table-row table:style-name="TableLine94023719056720">
          <table:table-cell table:style-name="Tableau1.A1" office:value-type="string">
            <text:p text:style-name="Table_20_Contents"><text:a xlink:type="simple" xlink:href="https://hercules-390.github.io/html/hercfaq.html#2.06" text:style-name="Internet_20_link" text:visited-style-name="Visited_20_Internet_20_Link"><text:span text:style-name="T1">2.06</text:span></text:a></text:p>
          </table:table-cell>
          <table:table-cell table:style-name="Tableau1.A1" office:value-type="string">
            <text:p text:style-name="P10">Où puis-je me procurer VM/370 ?</text:p>
          </table:table-cell>
        </table:table-row>
        <table:table-row table:style-name="TableLine94023719056720">
          <table:table-cell table:style-name="Tableau1.A1" office:value-type="string">
            <text:p text:style-name="Table_20_Contents"><text:a xlink:type="simple" xlink:href="https://hercules-390.github.io/html/hercfaq.html#2.07" text:style-name="Internet_20_link" text:visited-style-name="Visited_20_Internet_20_Link"><text:span text:style-name="T1">2.07</text:span></text:a></text:p>
          </table:table-cell>
          <table:table-cell table:style-name="Tableau1.A1" office:value-type="string">
            <text:p text:style-name="P10">Où puis-je obtenir DOS/VS ?</text:p>
          </table:table-cell>
        </table:table-row>
        <table:table-row table:style-name="TableLine94023719056720">
          <table:table-cell table:style-name="Tableau1.A1" office:value-type="string">
            <text:p text:style-name="Table_20_Contents"><text:a xlink:type="simple" xlink:href="https://hercules-390.github.io/html/hercfaq.html#2.08" text:style-name="Internet_20_link" text:visited-style-name="Visited_20_Internet_20_Link"><text:span text:style-name="T1">2.08</text:span></text:a></text:p>
          </table:table-cell>
          <table:table-cell table:style-name="Tableau1.A1" office:value-type="string">
            <text:p text:style-name="P10">Où puis-je obtenir Linux/390 ?</text:p>
          </table:table-cell>
        </table:table-row>
        <table:table-row table:style-name="TableLine94023719056720">
          <table:table-cell table:style-name="Tableau1.A1" office:value-type="string">
            <text:p text:style-name="Table_20_Contents"><text:a xlink:type="simple" xlink:href="https://hercules-390.github.io/html/hercfaq.html#2.09" text:style-name="Internet_20_link" text:visited-style-name="Visited_20_Internet_20_Link"><text:span text:style-name="T1">2.09</text:span></text:a></text:p>
          </table:table-cell>
          <table:table-cell table:style-name="Tableau1.A1" office:value-type="string">
            <text:p text:style-name="P10">Où puis-je trouver de la documentation ?</text:p>
          </table:table-cell>
        </table:table-row>
        <table:table-row table:style-name="TableLine94023719056720">
          <table:table-cell table:style-name="Tableau1.A1" office:value-type="string">
            <text:p text:style-name="P9"> </text:p>
          </table:table-cell>
          <table:table-cell table:style-name="Tableau1.B32" office:value-type="string">
            <text:p text:style-name="P11"/>
          </table:table-cell>
        </table:table-row>
        <table:table-row table:style-name="TableLine94023719056720">
          <table:table-cell table:style-name="Tableau1.A1" office:value-type="string">
            <text:p text:style-name="Table_20_Contents"><text:a xlink:type="simple" xlink:href="https://hercules-390.github.io/html/hercfaq.html#3.01" text:style-name="Internet_20_link" text:visited-style-name="Visited_20_Internet_20_Link"><text:span text:style-name="T1">3.01</text:span></text:a></text:p>
          </table:table-cell>
          <table:table-cell table:style-name="Tableau1.A1" office:value-type="string">
            <text:p text:style-name="P10">De quel matériel PC ai-je besoin pour exécuter Hercules ?</text:p>
          </table:table-cell>
        </table:table-row>
        <table:table-row table:style-name="TableLine94023719056720">
          <table:table-cell table:style-name="Tableau1.A1" office:value-type="string">
            <text:p text:style-name="Table_20_Contents"><text:a xlink:type="simple" xlink:href="https://hercules-390.github.io/html/hercfaq.html#3.02" text:style-name="Internet_20_link" text:visited-style-name="Visited_20_Internet_20_Link"><text:span text:style-name="T1">3.02</text:span></text:a></text:p>
          </table:table-cell>
          <table:table-cell table:style-name="Tableau1.A1" office:value-type="string">
            <text:p text:style-name="P10">À quel type de taux MIPS puis-je m'attendre ?</text:p>
          </table:table-cell>
        </table:table-row>
        <table:table-row table:style-name="TableLine94023719056720">
          <table:table-cell table:style-name="Tableau1.A1" office:value-type="string">
            <text:p text:style-name="Table_20_Contents"><text:a xlink:type="simple" xlink:href="https://hercules-390.github.io/html/hercfaq.html#3.03" text:style-name="Internet_20_link" text:visited-style-name="Visited_20_Internet_20_Link"><text:span text:style-name="T1">3.03</text:span></text:a></text:p>
          </table:table-cell>
          <table:table-cell table:style-name="Tableau1.A1" office:value-type="string">
            <text:p text:style-name="P10">De quel logiciel PC ai-je besoin pour exécuter Hercules ?</text:p>
          </table:table-cell>
        </table:table-row>
        <table:table-row table:style-name="TableLine94023719056720">
          <table:table-cell table:style-name="Tableau1.A1" office:value-type="string">
            <text:p text:style-name="Table_20_Contents"><text:a xlink:type="simple" xlink:href="https://hercules-390.github.io/html/hercfaq.html#3.04" text:style-name="Internet_20_link" text:visited-style-name="Visited_20_Internet_20_Link"><text:span text:style-name="T1">3.04</text:span></text:a></text:p>
          </table:table-cell>
          <table:table-cell table:style-name="Tableau1.A1" office:value-type="string">
            <text:p text:style-name="P10">De quel logiciel ai-je besoin pour construire Hercules sous Linux et Unix ?</text:p>
          </table:table-cell>
        </table:table-row>
        <table:table-row table:style-name="TableLine94023719056720">
          <table:table-cell table:style-name="Tableau1.A1" office:value-type="string">
            <text:p text:style-name="Table_20_Contents"><text:a xlink:type="simple" xlink:href="https://hercules-390.github.io/html/hercfaq.html#3.05" text:style-name="Internet_20_link" text:visited-style-name="Visited_20_Internet_20_Link"><text:span text:style-name="T1">3.05</text:span></text:a></text:p>
          </table:table-cell>
          <table:table-cell table:style-name="Tableau1.A1" office:value-type="string">
            <text:p text:style-name="P10">De quel logiciel ai-je besoin pour construire Hercules sous Windows ?</text:p>
          </table:table-cell>
        </table:table-row>
        <table:table-row table:style-name="TableLine94023719056720">
          <table:table-cell table:style-name="Tableau1.A1" office:value-type="string">
            <text:p text:style-name="Table_20_Contents"><text:a xlink:type="simple" xlink:href="https://hercules-390.github.io/html/hercfaq.html#3.06" text:style-name="Internet_20_link" text:visited-style-name="Visited_20_Internet_20_Link"><text:span text:style-name="T1">3.06</text:span></text:a></text:p>
          </table:table-cell>
          <table:table-cell table:style-name="Tableau1.A1" office:value-type="string">
            <text:p text:style-name="P10">Hercules peut-il être porté pour fonctionner sur d'autres plateformes ?</text:p>
          </table:table-cell>
        </table:table-row>
        <table:table-row table:style-name="TableLine94023719056720">
          <table:table-cell table:style-name="Tableau1.A1" office:value-type="string">
            <text:p text:style-name="P9"> </text:p>
          </table:table-cell>
          <table:table-cell table:style-name="Tableau1.B32" office:value-type="string">
            <text:p text:style-name="P11"/>
          </table:table-cell>
        </table:table-row>
        <table:table-row table:style-name="TableLine94023719056720">
          <table:table-cell table:style-name="Tableau1.A1" office:value-type="string">
            <text:p text:style-name="Table_20_Contents"><text:a xlink:type="simple" xlink:href="https://hercules-390.github.io/html/hercfaq.html#4.01" text:style-name="Internet_20_link" text:visited-style-name="Visited_20_Internet_20_Link"><text:span text:style-name="T1">4.01</text:span></text:a></text:p>
          </table:table-cell>
          <table:table-cell table:style-name="Tableau1.A1" office:value-type="string">
            <text:p text:style-name="P10">Comment créer un volume DASD virtuel ?</text:p>
          </table:table-cell>
        </table:table-row>
        <table:table-row table:style-name="TableLine94023719056720">
          <table:table-cell table:style-name="Tableau1.A1" office:value-type="string">
            <text:p text:style-name="Table_20_Contents"><text:a xlink:type="simple" xlink:href="https://hercules-390.github.io/html/hercfaq.html#4.02" text:style-name="Internet_20_link" text:visited-style-name="Visited_20_Internet_20_Link"><text:span text:style-name="T1">4.02</text:span></text:a></text:p>
          </table:table-cell>
          <table:table-cell table:style-name="Tableau1.A1" office:value-type="string">
            <text:p text:style-name="P10">Puis-je lire une bande qui a été créée sur un ordinateur central ?</text:p>
          </table:table-cell>
        </table:table-row>
        <table:table-row table:style-name="TableLine94023719056720">
          <table:table-cell table:style-name="Tableau1.A1" office:value-type="string">
            <text:p text:style-name="Table_20_Contents"><text:a xlink:type="simple" xlink:href="https://hercules-390.github.io/html/hercfaq.html#4.03" text:style-name="Internet_20_link" text:visited-style-name="Visited_20_Internet_20_Link"><text:span text:style-name="T1">4.03</text:span></text:a></text:p>
          </table:table-cell>
          <table:table-cell table:style-name="Tableau1.A1" office:value-type="string">
            <text:p text:style-name="P10">Puis-je connecter un lecteur de bande PC à Hercules ?</text:p>
          </table:table-cell>
        </table:table-row>
        <table:table-row table:style-name="TableLine94023719056720">
          <table:table-cell table:style-name="Tableau1.A1" office:value-type="string">
            <text:p text:style-name="Table_20_Contents"><text:a xlink:type="simple" xlink:href="https://hercules-390.github.io/html/hercfaq.html#4.04" text:style-name="Internet_20_link" text:visited-style-name="Visited_20_Internet_20_Link"><text:span text:style-name="T1">4.04</text:span></text:a></text:p>
          </table:table-cell>
          <table:table-cell table:style-name="Tableau1.A1" office:value-type="string">
            <text:p text:style-name="P10">Puis-je traiter des bandes mainframe avec Hercules ?</text:p>
          </table:table-cell>
        </table:table-row>
        <table:table-row table:style-name="TableLine94023719056720">
          <table:table-cell table:style-name="Tableau1.A1" office:value-type="string">
            <text:p text:style-name="Table_20_Contents"><text:a xlink:type="simple" xlink:href="https://hercules-390.github.io/html/hercfaq.html#4.05" text:style-name="Internet_20_link" text:visited-style-name="Visited_20_Internet_20_Link"><text:span text:style-name="T1">4.05</text:span></text:a></text:p>
          </table:table-cell>
          <table:table-cell table:style-name="Tableau1.A1" office:value-type="string">
            <text:p text:style-name="P10">Puis-je créer des programmes assembleur sans mainframe ?</text:p>
          </table:table-cell>
        </table:table-row>
        <table:table-row table:style-name="TableLine94023719056720">
          <table:table-cell table:style-name="Tableau1.A1" office:value-type="string">
            <text:p text:style-name="P9"> </text:p>
          </table:table-cell>
          <table:table-cell table:style-name="Tableau1.B32" office:value-type="string">
            <text:p text:style-name="P11"/>
          </table:table-cell>
        </table:table-row>
        <table:table-row table:style-name="TableLine94023719056720">
          <table:table-cell table:style-name="Tableau1.A1" office:value-type="string">
            <text:p text:style-name="Table_20_Contents"><text:a xlink:type="simple" xlink:href="https://hercules-390.github.io/html/hercfaq.html#5.01" text:style-name="Internet_20_link" text:visited-style-name="Visited_20_Internet_20_Link"><text:span text:style-name="T1">5.01</text:span></text:a></text:p>
          </table:table-cell>
          <table:table-cell table:style-name="Tableau1.A1" office:value-type="string">
            <text:p text:style-name="P10">Quelles caractéristiques architecturales sont mises en œuvre ?</text:p>
          </table:table-cell>
        </table:table-row>
        <table:table-row table:style-name="TableLine94023719056720">
          <table:table-cell table:style-name="Tableau1.A1" office:value-type="string">
            <text:p text:style-name="P9"> </text:p>
          </table:table-cell>
          <table:table-cell table:style-name="Tableau1.B32" office:value-type="string">
            <text:p text:style-name="P11"/>
          </table:table-cell>
        </table:table-row>
        <table:table-row table:style-name="TableLine94023719056720">
          <table:table-cell table:style-name="Tableau1.A1" office:value-type="string">
            <text:p text:style-name="Table_20_Contents"><text:a xlink:type="simple" xlink:href="https://hercules-390.github.io/html/hercfaq.html#6.01" text:style-name="Internet_20_link" text:visited-style-name="Visited_20_Internet_20_Link"><text:span text:style-name="T1">6.01</text:span></text:a></text:p>
          </table:table-cell>
          <table:table-cell table:style-name="Tableau1.A1" office:value-type="string">
            <text:p text:style-name="P10">Qui sont les Herculéens ?</text:p>
          </table:table-cell>
        </table:table-row>
        <table:table-row table:style-name="TableLine94023719056720">
          <table:table-cell table:style-name="Tableau1.A1" office:value-type="string">
            <text:p text:style-name="P9"> </text:p>
          </table:table-cell>
          <table:table-cell table:style-name="Tableau1.B32" office:value-type="string">
            <text:p text:style-name="P11"/>
          </table:table-cell>
        </table:table-row>
        <table:table-row table:style-name="TableLine94023719056720">
          <table:table-cell table:style-name="Tableau1.A1" office:value-type="string">
            <text:p text:style-name="Table_20_Contents"><text:a xlink:type="simple" xlink:href="https://hercules-390.github.io/html/hercfaq.html#7.01" text:style-name="Internet_20_link" text:visited-style-name="Visited_20_Internet_20_Link"><text:span text:style-name="T1">7.01</text:span></text:a></text:p>
          </table:table-cell>
          <table:table-cell table:style-name="Tableau1.A1" office:value-type="string">
            <text:p text:style-name="P10">Où puis-je obtenir une assistance technique ?</text:p>
          </table:table-cell>
        </table:table-row>
      </table:table>
      <text:p text:style-name="Horizontal_20_Line"/>
      <text:h text:style-name="P3" text:outline-level="4"><text:bookmark text:name="1.01"/>1.01 Qu'est-ce qu'Hercule ?</text:h>
      <text:p text:style-name="P30">Hercules est une implémentation logicielle des architectures mainframe System/370, ESA/390 et z/Architecture. Hercules fonctionne sous Windows et Linux, ainsi que sous divers autres systèmes Unix ou de type Unix sur Intel <text:soft-page-break/>Pentium et d'autres plates-formes matérielles, notamment Alpha, Sparc et Mac.</text:p>
      <text:h text:style-name="P3" text:outline-level="4"><text:bookmark text:name="1.02"/>1.02 Alors qu'est-ce que cela signifie exactement ?</text:h>
      <text:p text:style-name="P30">Cela signifie que votre PC peut émuler un processeur mainframe IBM. L'ordinateur central peut aller d'un System/360 à un z10 - fonctionnant en mode "S/370", en mode "ESA/390" ou en mode "z/Architecture".</text:p>
      <text:p text:style-name="P30">Hercules exécute les instructions et programmes de canaux S/370, ESA/390 et z/Architecture. Il émule les périphériques d'E/S mainframe en utilisant des périphériques PC. Par exemple, les périphériques 3390 DASD sont émulés par des fichiers volumineux sur votre disque dur, et les écrans locaux 3270 sont émulés par des sessions tn3270. (Remarque : toutes les fonctionnalités 370 et 390 n'ont pas été implémentées dans Hercules. Voir la liste des détails plus loin dans ce document. De plus, certains modèles non standard, 360/20s et le mode de mémoire virtuelle 360/67 ne sont pas émulés.)</text:p>
      <text:p text:style-name="P30">Hercules implémente uniquement le jeu d'instructions brutes S/370, ESA/390 et z/Architecture ; il ne fournit aucune installation de système d'exploitation. Cela signifie que vous devez fournir un système d'exploitation ou un programme autonome que Hercules peut charger à partir d'un disque émulé ou d'un périphérique de bande. Vous devrez écrire vous-même le système d'exploitation ou le programme autonome, à moins que vous ne parveniez à obtenir une licence d'IBM pour exécuter l'un de leurs systèmes d'exploitation sur votre PC, ou utiliser des programmes et systèmes d'exploitation IBM qui ont été placés dans le domaine public.</text:p>
      <text:h text:style-name="P3" text:outline-level="4"><text:bookmark text:name="1.03"/>1.03 Est-il suffisamment fonctionnel pour exécuter le travail de production ?</text:h>
      <text:p text:style-name="P30">Hercules n'a jamais prétendu être un système capable de produire. Il a toujours été censé être un jouet pour programmeur système. Cela dit, il est maintenant devenu assez bon pour exécuter une large gamme de logiciels sans problème, et il a été rapporté qu'il a été utilisé pour exécuter des travaux de production dans certaines parties du monde.</text:p>
      <text:h text:style-name="P3" text:outline-level="4"><text:bookmark text:name="1.04"/>1.04 Quelles sont les restrictions de licence pour Hercules ?</text:h>
      <text:p text:style-name="P33"><text:span text:style-name="T4">Hercules est une œuvre protégée par le droit d'auteur qui a été rendue accessible à tous, sous réserve des termes de la </text:span><text:a xlink:type="simple" xlink:href="https://hercules-390.github.io/html/herclic.html" text:style-name="Internet_20_link" text:visited-style-name="Visited_20_Internet_20_Link">licence publique Q</text:a><text:span text:style-name="T4"> . En substance, cela permet une utilisation et une distribution gratuites du programme pour un usage personnel et commercial. Vous ne pouvez pas distribuer de copies modifiées du programme, mais vous pouvez distribuer vos propres correctifs avec le programme, à condition que vous accordiez </text:span><text:soft-page-break/><text:span text:style-name="T4">également au responsable la permission d'inclure ces correctifs dans les futures versions du programme. Vous ne pouvez copier aucune partie du code source pour une utilisation dans un autre programme.</text:span></text:p>
      <text:p text:style-name="P33"><text:span text:style-name="T4">Hercules est </text:span><text:span text:style-name="Emphasis"><text:span text:style-name="T4">pas</text:span></text:span><text:span text:style-name="T4"> , répéter, </text:span><text:span text:style-name="Emphasis"><text:span text:style-name="T4">pas</text:span></text:span><text:span text:style-name="T4"> le logiciel GPL! La licence publique générale GNU est un accord de licence de logiciel Unix/Linux, auquel nous, les auteurs, ne participerons pas. Nous pensons que la QPL, qui a été certifiée conforme à la </text:span><text:a xlink:type="simple" xlink:href="http://www.opensource.org/" text:style-name="Internet_20_link" text:visited-style-name="Visited_20_Internet_20_Link">définition Open Source</text:a><text:span text:style-name="T4"> , offre les avantages et les protections de l'open source pour les utilisateurs et les développeurs, sans le bagage politique associé à la GPL.</text:span></text:p>
      <text:p text:style-name="Horizontal_20_Line"/>
      <text:h text:style-name="P3" text:outline-level="4"><text:bookmark text:name="2.01"/>2.01 Peut-il exécuter z/OS, z/VM, z/VSE ?</text:h>
      <text:p text:style-name="P30">Oui. Hercules est une implémentation logicielle de z/Architecture et est donc capable d'exécuter z/OS, z/VM et z/VSE. Hercules implémente également ESA/390 (y compris SIE) et peut donc exécuter OS/390, VM/ESA et VSE/ESA, ainsi que des versions plus anciennes de ces systèmes d'exploitation tels que MVS/ESA, MVS/XA, VM/SP , VSE/SP, etc.</text:p>
      <text:p text:style-name="P30"><text:span text:style-name="T6">Mais</text:span> (et c'est un gros mais), ces systèmes d'exploitation sont tous des produits du programme sous licence IBM, dont les conditions d'utilisation limitent généralement leur utilisation à des numéros de série de machines IBM spécifiques. Vous ne pouvez donc pas simplement copier ces systèmes depuis le travail et les exécuter sur votre PC.</text:p>
      <text:h text:style-name="P3" text:outline-level="4"><text:bookmark text:name="2.02"/>2.02 Quels systèmes d'exploitation puis-je exécuter légalement ?</text:h>
      <text:p text:style-name="P33"><text:span text:style-name="T4">La plupart des systèmes d'exploitation tiers tels que Linux/390, z/Linux et TELPAR sont couverts par leur propre licence </text:span><text:span text:style-name="Emphasis"><text:span text:style-name="T4">gratuite</text:span></text:span><text:span text:style-name="T4"> et peuvent donc fonctionner sous Hercules sans aucun problème juridique.</text:span></text:p>
      <text:p text:style-name="P33"><text:span text:style-name="Emphasis"><text:span text:style-name="T4">OS/360</text:span></text:span><text:span text:style-name="T4"> (PCP, MFT et MVT) est dans le domaine public, à notre connaissance. Le statut des systèmes d'exploitation pour lesquels IBM n'a pas facturé de frais de licence est quelque peu trouble ; ceux-ci incluent </text:span><text:span text:style-name="Emphasis"><text:span text:style-name="T4">MVS</text:span></text:span><text:span text:style-name="T4"> 3.8, </text:span><text:span text:style-name="Emphasis"><text:span text:style-name="T4">VM/370</text:span></text:span><text:span text:style-name="T4"> version 6 et </text:span><text:span text:style-name="Emphasis"><text:span text:style-name="T4">DOS/VS</text:span></text:span><text:span text:style-name="T4"> version 34.</text:span></text:p>
      <text:p text:style-name="P33"><text:span text:style-name="T4">Le statut juridique en dehors des États-Unis, où quelque chose comme le domaine public ou un logiciel sans droit d'auteur n'existe pas, est "un logiciel protégé par le droit d'auteur fourni gratuitement". C'est un fait connu que des fournisseurs comme </text:span><text:span text:style-name="Emphasis"><text:span text:style-name="T4">Amdahl</text:span></text:span><text:span text:style-name="T4"> , </text:span><text:span text:style-name="Emphasis"><text:span text:style-name="T4">Hitachi</text:span></text:span><text:span text:style-name="T4"> , </text:span><text:span text:style-name="Emphasis"><text:span text:style-name="T4">Nixdorf</text:span></text:span><text:span text:style-name="T4"> et d'autres ont modifié ces systèmes d'exploitation et les ont distribués comme leur propre système d'exploitation pour leur propre matériel, sans demander l'autorisation </text:span><text:soft-page-break/><text:span text:style-name="T4">d'IBM. Mais la loi a été modifiée au cours de cette période, il n'est donc pas clair si le même statut juridique s'applique actuellement dans </text:span><text:span text:style-name="T5">votre</text:span><text:span text:style-name="T4"> pays.</text:span></text:p>
      <text:p text:style-name="P30">Rick Fochtman a réussi à obtenir une lettre d'IBM l'autorisant à distribuer OS/360. Essayez de demander à votre vendeur une lettre similaire pour VM/370, MVS 3.8j ou DOS/VS la prochaine fois qu'il voudra vous vendre une mise à jour majeure.</text:p>
      <text:p text:style-name="P30">OS/390, z/OS et d'autres systèmes d'exploitation ESA ou z/Architecture sont définitivement concédés sous licence à une machine particulière. Par conséquent, en pratique, vous ne pouvez exécuter aucun système d'exploitation classique ESA ou z/Architecture sur votre PC à moins d'obtenir une licence d'IBM vous permettant de le faire. On pense cependant qu'il existe quatre manières d'exécuter z/OS, z/VM, z/VSE, OS/390, VM/ESA ou VSE/ESA sous Hercules en utilisant les licences actuellement disponibles :</text:p>
      <text:list xml:id="list2651677683" text:style-name="L1">
        <text:list-item>
          <text:p text:style-name="P157">Fonctionnant sous Linux sur le processeur Pentium d'un P/390 qui est autorisé à exécuter le système d'exploitation.</text:p>
        </text:list-item>
        <text:list-item>
          <text:p text:style-name="P157">Fonctionnant sous Linux/390 sur un ordinateur central autorisé à exécuter le système d'exploitation.</text:p>
        </text:list-item>
        <text:list-item>
          <text:p text:style-name="P157">Fonctionnant sous les termes d'une disposition de récupération après sinistre de la licence du système d'exploitation (mais je ne recommande vraiment pas de dépendre d'Hercules pour être votre solution de récupération après sinistre !).</text:p>
        </text:list-item>
        <text:list-item>
          <text:p text:style-name="P12">Utilisation d'IBM OS/390 ou z/OS DemoPkg, disponible uniquement pour les employés d'IBM et les partenaires commerciaux d'IBM.</text:p>
        </text:list-item>
      </text:list>
      <text:h text:style-name="P3" text:outline-level="4"><text:bookmark text:name="2.03"/>2.03 Quels autres programmes fonctionneront sous Hercules ?</text:h>
      <text:p text:style-name="P33"><text:span text:style-name="T4">Tout programme qui utilise le jeu d'instructions S/370, ESA/390 ou z/Architecture, tel qu'implémenté dans Hercules. Certains utilitaires spéciaux sous la forme de programmes autonomes fonctionnent bien. Je peux particulièrement recommander l'excellent éditeur autonome de Jan Jaeger (ZZSA) qui est inclus dans la distribution Hercules, ou il peut être téléchargé à partir de </text:span><text:a xlink:type="simple" xlink:href="http://www.cbttape.org/~jjaeger" text:style-name="Internet_20_link" text:visited-style-name="Visited_20_Internet_20_Link">http://www.cbttape.org/~jjaeger</text:a><text:span text:style-name="T4"> ; Je l'utilise régulièrement pour regarder DASD lors du débogage d'une installation de système d'exploitation, ce pour quoi il est conçu. Remarque : ZZSA fonctionne en mode ESA/390. Consultez le site Web de Jan Jaeger pour plus d'informations et les procédures de connexion spéciales.</text:span></text:p>
      <text:h text:style-name="P3" text:outline-level="4"><text:bookmark text:name="2.04"/><text:soft-page-break/>2.04 Où puis-je obtenir OS/360 ?</text:h>
      <text:p text:style-name="P30">1. Le CD d'archive OS/360 de Rick Fochtman est désormais disponible en téléchargement à partir de ces emplacements :</text:p>
      <text:list xml:id="list1252491556" text:style-name="L2">
        <text:list-item>
          <text:p text:style-name="P158"><text:a xlink:type="simple" xlink:href="http://www.jaymoseley.com/hercules/install.htm" text:style-name="Internet_20_link" text:visited-style-name="Visited_20_Internet_20_Link"><text:span text:style-name="T4">http://www.jaymoseley.com/hercules/install.htm</text:span></text:a></text:p>
        </text:list-item>
        <text:list-item>
          <text:p text:style-name="P13"><text:a xlink:type="simple" xlink:href="http://open360.copyleft.de/OS360/Download.html" text:style-name="Internet_20_link" text:visited-style-name="Visited_20_Internet_20_Link"><text:span text:style-name="T4">http://open360.copyleft.de/OS360/Download.html</text:span></text:a></text:p>
        </text:list-item>
      </text:list>
      <text:p text:style-name="P33"><text:span text:style-name="T4">2. Si vous souhaitez obtenir une copie du CD lui-même, contactez Rick Fochtman à </text:span><text:span text:style-name="Emphasis"><text:span text:style-name="T4">rfochtman</text:span></text:span><text:span text:style-name="T4"> @ </text:span><text:span text:style-name="Emphasis"><text:span text:style-name="T4">ync.net</text:span></text:span><text:span text:style-name="T4"> .</text:span></text:p>
      <text:p text:style-name="P33"><text:span text:style-name="T4">3. Alternativement, vous pouvez télécharger le package OS/360 Y2K Starter à partir de </text:span><text:a xlink:type="simple" xlink:href="http://open360.copyleft.de/OS360/Download.html" text:style-name="Internet_20_link" text:visited-style-name="Visited_20_Internet_20_Link">http://open360.copyleft.de/OS360/Download.html</text:a><text:span text:style-name="T4"> qui contient un système MVT complet sur une image 3330, avec une documentation minimale. La configuration est celle d'un 370/158 avec 4 Mo de stockage principal, exécutant OS/MVT Release 21.0. Le même site propose également un volume MVTDBL et un package </text:span><text:span text:style-name="Emphasis"><text:span text:style-name="T4">Builder</text:span></text:span><text:span text:style-name="T4"> pour ceux qui aiment participer au piratage du noyau OS/360.</text:span></text:p>
      <text:p text:style-name="P33"><text:span text:style-name="T4">4. "IBM Public Domain Software Collection" de Jay Maynard sur </text:span><text:a xlink:type="simple" xlink:href="http://www.ibiblio.org/jmaynard/" text:style-name="Internet_20_link" text:visited-style-name="Visited_20_Internet_20_Link">http://www.ibiblio.org/jmaynard/</text:a><text:span text:style-name="T4"> contient des copies des bandes de distribution OS/360 Release 21.8.</text:span></text:p>
      <text:h text:style-name="P3" text:outline-level="4"><text:bookmark text:name="2.05"/>2.05 Où puis-je obtenir MVS 3.8 ?</text:h>
      <text:p text:style-name="P30">La distribution originale de MVS 3.8 telle qu'elle a été utilisée pour la première fois provenait de</text:p>
      <text:list xml:id="list2339262007" text:style-name="L3">
        <text:list-item>
          <text:p text:style-name="P14"><text:a xlink:type="simple" xlink:href="ftp://ftp.cbttape.org/pub/cbttape/mvs38/" text:style-name="Internet_20_link" text:visited-style-name="Visited_20_Internet_20_Link"><text:span text:style-name="T4">ftp://ftp.cbttape.org/pub/cbttape/mvs38/</text:span></text:a></text:p>
        </text:list-item>
      </text:list>
      <text:p text:style-name="P30">qui conseillent d'utiliser les miroirs à</text:p>
      <text:list xml:id="list355894786" text:style-name="L4">
        <text:list-item>
          <text:p text:style-name="P159"><text:a xlink:type="simple" xlink:href="ftp://ftp.ox.ac.uk/pub/linux/mvs38j/" text:style-name="Internet_20_link" text:visited-style-name="Visited_20_Internet_20_Link"><text:span text:style-name="T4">ftp://ftp.ox.ac.uk/pub/linux/mvs38j/</text:span></text:a></text:p>
        </text:list-item>
        <text:list-item>
          <text:p text:style-name="P159"><text:a xlink:type="simple" xlink:href="http://source.rfc822.org/pub/mirror/hercules/mvs38j/" text:style-name="Internet_20_link" text:visited-style-name="Visited_20_Internet_20_Link"><text:span text:style-name="T4">http://source.rfc822.org/pub/mirror/hercules/mvs38j/</text:span></text:a></text:p>
        </text:list-item>
        <text:list-item>
          <text:p text:style-name="P15"><text:a xlink:type="simple" xlink:href="ftp://source.rfc822.org/pub/mirror/hercules/mvs38j/" text:style-name="Internet_20_link" text:visited-style-name="Visited_20_Internet_20_Link"><text:span text:style-name="T4">ftp://source.rfc822.org/pub/mirror/hercules/mvs38j/</text:span></text:a></text:p>
        </text:list-item>
      </text:list>
      <text:p text:style-name="P30">Plusieurs personnes ont généré un système MVS fonctionnel à partir de cette archive :</text:p>
      <text:list xml:id="list3367878936" text:style-name="L5">
        <text:list-item>
          <text:p text:style-name="P160"><text:a xlink:type="simple" xlink:href="http://www.jaymoseley.com/" text:style-name="Internet_20_link" text:visited-style-name="Visited_20_Internet_20_Link"><text:span text:style-name="T4">Jay Moseley, PCC</text:span></text:a></text:p>
        </text:list-item>
        <text:list-item>
          <text:p text:style-name="P160"><text:a xlink:type="simple" xlink:href="http://www.bsp-gmbh.com/hercules/" text:style-name="Internet_20_link" text:visited-style-name="Visited_20_Internet_20_Link"><text:span text:style-name="T4">Volker Bandke de BSP GmbH</text:span></text:a></text:p>
        </text:list-item>
        <text:list-item>
          <text:p text:style-name="P16"><text:a xlink:type="simple" xlink:href="http://www.schaefernet.de/hercules/" text:style-name="Internet_20_link" text:visited-style-name="Visited_20_Internet_20_Link"><text:span text:style-name="T4">Wolfgang Schäfer de Schäfernet</text:span></text:a></text:p>
        </text:list-item>
      </text:list>
      <text:h text:style-name="P3" text:outline-level="4"><text:bookmark text:name="2.06"/>2.05 Où puis-je me procurer VM/370 ?</text:h>
      <text:p text:style-name="P33"><text:span text:style-name="T4">La page VM/370 sur </text:span><text:a xlink:type="simple" xlink:href="http://www.cbttape.org/vm6.htm" text:style-name="Internet_20_link" text:visited-style-name="Visited_20_Internet_20_Link">cbttape.org</text:a><text:span text:style-name="T4"> contient des liens de téléchargement pour le système Andy Norrie VM 4-pack et la distribution Bob Abeles VM/370 R6.</text:span></text:p>
      <text:h text:style-name="P3" text:outline-level="4"><text:bookmark text:name="2.07"/><text:soft-page-break/>2.07 Où puis-je obtenir DOS/VS ?</text:h>
      <text:p text:style-name="P33"><text:span text:style-name="T4">J'ai mis la bande d'installation DOS/VS r34 sur mon site. Il se développera en un fichier AWSTAPE de 21 Mo, dosrel34.aws. Vous avez besoin de la </text:span><text:span text:style-name="Emphasis"><text:span text:style-name="T4">Coverletter</text:span></text:span><text:span text:style-name="T4"> pour l'installer. Lisez d'abord les messages pertinents de la liste de diffusion Hercules, car le processus d'installation est assez obscur.</text:span></text:p>
      <text:p text:style-name="P30">Vous pouvez récupérer ces fichiers sur :</text:p>
      <text:list xml:id="list2296954083" text:style-name="L6">
        <text:list-item>
          <text:p text:style-name="P161"><text:a xlink:type="simple" xlink:href="http://www.hercules-390.org/dosrel34.zip" text:style-name="Internet_20_link" text:visited-style-name="Visited_20_Internet_20_Link"><text:span text:style-name="T4">http://www.hercules-390.org/dosrel34.zip</text:span></text:a></text:p>
        </text:list-item>
        <text:list-item>
          <text:p text:style-name="P161"><text:a xlink:type="simple" xlink:href="http://www.hercules-390.org/dosrel34coverletter.pdf" text:style-name="Internet_20_link" text:visited-style-name="Visited_20_Internet_20_Link"><text:span text:style-name="T4">http://www.hercules-390.org/dosrel34coverletter.pdf</text:span></text:a></text:p>
        </text:list-item>
        <text:list-item>
          <text:p text:style-name="P17"><text:a xlink:type="simple" xlink:href="http://open360.copyleft.de/DOS34/Installation.html" text:style-name="Internet_20_link" text:visited-style-name="Visited_20_Internet_20_Link"><text:span text:style-name="T4">http://open360.copyleft.de/DOS34/Installation.html</text:span></text:a></text:p>
        </text:list-item>
      </text:list>
      <text:h text:style-name="P3" text:outline-level="4"><text:bookmark text:name="2.08"/>2.08 Où puis-je obtenir Linux/390 ?</text:h>
      <text:p text:style-name="P33"><text:span text:style-name="T4">Le meilleur point de départ pour obtenir des informations sur Linux pour S/390 et Linux pour zSeries est </text:span><text:a xlink:type="simple" xlink:href="http://www.linuxvm.org/" text:style-name="Internet_20_link" text:visited-style-name="Visited_20_Internet_20_Link">http://www.linuxvm.org/</text:a></text:p>
      <text:h text:style-name="P3" text:outline-level="4"><text:bookmark text:name="2.09"/>2.09 Où puis-je trouver de la documentation ?</text:h>
      <text:p text:style-name="P33"><text:span text:style-name="T4">Le document </text:span><text:a xlink:type="simple" xlink:href="https://hercules-390.github.io/html/hercload.html" text:style-name="Internet_20_link" text:visited-style-name="Visited_20_Internet_20_Link">Création Hercules DASD</text:a><text:span text:style-name="T4"> décrit différentes méthodes de création et de chargement de volumes DASD virtuels.</text:span></text:p>
      <text:p text:style-name="P30">J'ai produit un document décrivant comment construire un système OS/360 sur Hercules, appelé "OS/360 sur Hercules". Il peut être trouvé à</text:p>
      <text:list xml:id="list1801127651" text:style-name="L7">
        <text:list-item>
          <text:p text:style-name="P18"><text:a xlink:type="simple" xlink:href="http://www.conmicro.com/hercos360/" text:style-name="Internet_20_link" text:visited-style-name="Visited_20_Internet_20_Link">http://www.conmicro.com/hercos360/hercos360/</text:a><text:span text:style-name="T4"> .</text:span></text:p>
        </text:list-item>
      </text:list>
      <text:p text:style-name="P30">Cela construira un système MVT sans TCAM/TSO, mais avec deux consoles 3270. Vous aurez besoin du "Guide d'utilisation des consoles et terminaux 3270 pour Hercules" de Malcolm Beattie avec cette version MVT.</text:p>
      <text:list xml:id="list1476739440" text:style-name="L8">
        <text:list-item>
          <text:p text:style-name="P19"><text:a xlink:type="simple" xlink:href="http://www.clueful.co.uk/mbeattie/hercules/3270.html" text:style-name="Internet_20_link" text:visited-style-name="Visited_20_Internet_20_Link"><text:span text:style-name="T4">http://www.clueful.co.uk/mbeattie/hercules/3270.html</text:span></text:a></text:p>
        </text:list-item>
      </text:list>
      <text:p text:style-name="P30">Les guides NUDE sont disponibles sur :</text:p>
      <text:list xml:id="list2710655357" text:style-name="L9">
        <text:list-item>
          <text:p text:style-name="P20"><text:a xlink:type="simple" xlink:href="http://www.kiyoinc.com/hercdoc.html" text:style-name="Internet_20_link" text:visited-style-name="Visited_20_Internet_20_Link">http://www.kiyoinc.com/hercdoc.html</text:a><text:span text:style-name="T4"> .</text:span></text:p>
        </text:list-item>
      </text:list>
      <text:p text:style-name="P30">IBM ne fournit que la documentation actuelle, ...<text:line-break/>mais beaucoup de choses n'ont pas changé depuis 1964 :</text:p>
      <text:list xml:id="list1379974887" text:style-name="L10">
        <text:list-item>
          <text:p text:style-name="P21"><text:a xlink:type="simple" xlink:href="http://www.s390.ibm.com/bookmgr-cgi/bookmgr.cmd/LIBRARY" text:style-name="Internet_20_link" text:visited-style-name="Visited_20_Internet_20_Link"><text:span text:style-name="T4">Bibliothèque IBM BookManager(r) BookServer</text:span></text:a></text:p>
        </text:list-item>
      </text:list>
      <text:p text:style-name="Horizontal_20_Line"/>
      <text:h text:style-name="P3" text:outline-level="4"><text:bookmark text:name="3.01"/>3.01 De quel matériel PC ai-je besoin pour exécuter Hercules ?</text:h>
      <text:p text:style-name="P30">Les systèmes d'exploitation IBM classiques (OS/360, MVS 3.8, VM/370) sont très légers par rapport aux normes actuelles et fonctionneront de manière satisfaisante sur un Pentium 300Mhz avec aussi peu que 32Mo de RAM.</text:p>
      <text:p text:style-name="P30"><text:soft-page-break/>Tout ce qui est plus à jour, tel que Linux/390 ou OS/390, nécessite beaucoup plus de puissance de traitement. Hercules est gourmand en CPU, vous voudrez donc utiliser le processeur le plus rapide possible. Un Pentium 2 GHz, de préférence avec hyperthreading, fournira probablement des performances acceptables pour une charge de travail légère. Si vous pouvez vous permettre un système multiprocesseur, tant mieux. Hercules utilise largement le multi-threading pour chevaucher les E/S avec l'activité du processeur et pour distribuer plusieurs processeurs émulés en parallèle.</text:p>
      <text:p text:style-name="P30">Pour les derniers systèmes d'exploitation 64 bits tels que zLinux et z/OS, sachez qu'il y a une baisse des performances lorsque Hercules émule z/Architecture sur un processeur 32 bits tel que le Pentium. Si vous voulez vraiment utiliser le 64 bits, vous voudrez probablement créer Hercules pour un processeur 64 bits tel qu'Alpha (DEC/Compaq/HP) ou AMD64 (AMD Opteron, Athlon-64, Turion 64) avec un Version 64 bits de Linux ou PPC (Power Mac G5) avec OS X.</text:p>
      <text:p text:style-name="P30">Hercules ne dépend pas de l'architecture Pentium. Je l'ai construit et exécuté avec succès sur un Alpha 21164 500 MHz, et d'autres l'ont exécuté sur des systèmes Linux SPARC et S/390 (!). Un gars a même fait tourner OS/360 sous Hercules sous Linux/390 sous Hercules sous Linux/390 sous VM/ESA ! Le prix du plus petit ordinateur central au monde revient probablement à Ivan Warren, qui prétend avoir exécuté VM/370 sous Hercules sur un PDA portable iPAQ 5450.</text:p>
      <text:p text:style-name="P30">Vous devez fournir suffisamment de RAM pour accueillir votre stockage réel S/390 (stockage principal plus stockage étendu) en plus des exigences normales du système d'exploitation de votre PC. Pour un débit maximal, vous devez définir vos tailles de stockage principal et étendu suffisamment élevées pour éliminer la pagination S/390. Le stockage S/390 est alloué à partir du stockage virtuel de votre PC.</text:p>
      <text:p text:style-name="P33"><text:span text:style-name="T4">Vous avez également besoin de suffisamment d'espace disque pour accueillir le DASD émulé. Un lecteur de disque virtuel "3330 modèle 1" aura besoin d'environ 100 mégaoctets d'espace pour l'émulation (un 3330-11 aura besoin d'environ 200 mégaoctets). Un modèle 3380 "à densité unique" aura besoin d'environ 650 Mo, un modèle 3390 2 nécessite environ 2 Go et un modèle 3390 3 nécessite environ 3 Go. Si vous utilisez la fonction </text:span><text:a xlink:type="simple" xlink:href="https://hercules-390.github.io/html/cckddasd.html" text:style-name="Internet_20_link" text:visited-style-name="Visited_20_Internet_20_Link">CKD DASD compressée</text:a><text:span text:style-name="T4"> , ces tailles diminueront considérablement, généralement jusqu'à environ 20 à 30 pour cent de la taille d'origine.</text:span></text:p>
      <text:h text:style-name="P3" text:outline-level="4"><text:bookmark text:name="3.02"/><text:soft-page-break/>3.02 À quel type de taux MIPS puis-je m'attendre ?</text:h>
      <text:p text:style-name="P30">Grâce au travail cumulé de nombreuses personnes, dont Valery Pogonchenko, Juergen Dobrinski, Albert Louw, Gabor Hoffer, Jan Jaeger, Paul Leisy, Clem Clarke et Greg Smith, la performance d'Hercule est aujourd'hui bien meilleure qu'elle ne l'était il y a 5 ans.</text:p>
      <text:p text:style-name="P30">Même sur un Celeron 300 vous devriez voir une vitesse d'exécution de 1 à 2 MIPS, ce qui est suffisant pour faire tourner OS/360 (MFT ou MVT) ou MVS 3.8 avec un temps de réponse meilleur que celui d'un 3033 des années 1970. Il est également assez rapide pour exécuter VSE/ESA avec un temps de réponse acceptable. Sur un système plus récent avec un processeur Pentium à 2 GHz, vous pouvez voir le système culminer à environ 30 MIPS, ce qui est suffisant pour exécuter Linux/390 ou z/OS avec une charge de travail légère.</text:p>
      <text:p text:style-name="P30">Les performances sur les machines de classe serveur sont désormais assez respectables. Par exemple, sur un processeur Intel Xeon bicœur avec hyperthreading (4 processeurs) fonctionnant à 3,46 GHz, vous pouvez vous attendre à un taux de MIPS soutenu de 40 à 60 MIPS. Un Mac Pro quadricœur à double processeur (8 cœurs, 3 GHz) supportera plus de 150 MIPS. Pour tous ceux qui sont prêts à dépenser une somme d'argent considérable pour leur système Hercules, il a été rapporté qu'un niveau soutenu de plus de 300 MIPS a été atteint sur un processeur Intel Core i7 fonctionnant à 3,75 GHz en utilisant les quatre cœurs plus l'hyperthreading (8 processeurs).</text:p>
      <text:p text:style-name="P30">Des taux d'E/S typiques d'environ 50 EXCP/seconde sont signalés sur du matériel moyen, avec des taux supérieurs à 500/seconde réalisables avec un RAID matériel.</text:p>
      <text:h text:style-name="P3" text:outline-level="4"><text:bookmark text:name="3.03"/>3.03 De quel logiciel PC ai-je besoin pour exécuter Hercules ?</text:h>
      <text:p text:style-name="P30">Les plates-formes logicielles suivantes sont prises en charge :</text:p>
      <text:list xml:id="list1512460262" text:style-name="L11">
        <text:list-item>
          <text:p text:style-name="P35">Linux (noyau 2.4 ou supérieur)</text:p>
        </text:list-item>
      </text:list>
      <text:list xml:id="list1955836124" text:style-name="L12">
        <text:list-item>
          <text:p text:style-name="P36">Windows XP x64, Server 2003, Windows Vista ou Windows 7 ou supérieur</text:p>
        </text:list-item>
      </text:list>
      <text:list xml:id="list2571498334" text:style-name="L13">
        <text:list-item>
          <text:p text:style-name="P37">Mac OS X 10.3 ou version ultérieure</text:p>
        </text:list-item>
      </text:list>
      <text:list xml:id="list2912937546" text:style-name="L14">
        <text:list-item>
          <text:p text:style-name="P38">Solaris 2.9 ou version ultérieure (Sparc ou Intel)</text:p>
        </text:list-item>
      </text:list>
      <text:list xml:id="list199078431" text:style-name="L15">
        <text:list-item>
          <text:p text:style-name="P31">FreeBSD</text:p>
        </text:list-item>
      </text:list>
      <text:p text:style-name="P8"><text:span text:style-name="T6">REMARQUE : étant</text:span> donné que ni Windows XP x64 ni Windows Server 2003 ne sont plus pris en charge par Microsoft (le support étendu pour les deux a pris fin respectivement en avril 2014 et juillet 2015), leur prise en charge par Hyperion sera également abandonnée dans un <text:span text:style-name="T7">très</text:span> proche avenir. Tous les <text:soft-page-break/>utilisateurs d'Hercules exécutant l'un de ces systèmes d'exploitation sont <text:span text:style-name="T7">fortement</text:span> encouragés à effectuer dès que possible une mise à niveau vers Windows Vista ou Windows 7 Professionnel SP1 x64 ou supérieur.</text:p>
      <text:p text:style-name="P22">Vous aurez également besoin du logiciel client tn3270 pour la console virtuelle 3270. Le client tn3270 peut fonctionner sur la même machine qu'Hercules, ou sur n'importe quelle machine Unix ou Windows avec une connexion TCP/IP à la machine Hercules.</text:p>
      <text:p text:style-name="P22">Les clients tn3270 pris en charge et recommandés pour Hercules sont :</text:p>
      <text:p text:style-name="P7">x3270 pour Unix</text:p>
      <text:p text:style-name="List_20_Contents"><text:span text:style-name="T1">x3270 est inclus avec la plupart des distributions Linux, ou vous pouvez le télécharger à partir de </text:span><text:a xlink:type="simple" xlink:href="http://x3270.bgp.nu/" text:style-name="Internet_20_link" text:visited-style-name="Visited_20_Internet_20_Link">http://x3270.bgp.nu/</text:a></text:p>
      <text:p text:style-name="P7">Vista tn3270 pour Windows</text:p>
      <text:p text:style-name="List_20_Contents"><text:span text:style-name="T1">Vista tn3270 peut être obtenu sur </text:span><text:a xlink:type="simple" xlink:href="http://www.tombrennansoftware.com/" text:style-name="Internet_20_link" text:visited-style-name="Visited_20_Internet_20_Link">www.tombrennansoftware.com</text:a><text:span text:style-name="T1"> . Les frais de licence très modestes facturés pour cet excellent émulateur 3270 aident à soutenir un développeur de logiciels indépendant.</text:span></text:p>
      <text:p text:style-name="P7">Université Brown tn3270 pour Macintosh</text:p>
      <text:p text:style-name="P5"><text:span text:style-name="T1">Brown University tn3270 est disponible gratuitement. Vous pouvez le télécharger à partir de </text:span><text:a xlink:type="simple" xlink:href="http://www.brown.edu/Facilities/CIS/tn3270/" text:style-name="Internet_20_link" text:visited-style-name="Visited_20_Internet_20_Link">http://www.brown.edu/Facilities/CIS/tn3270/</text:a><text:span text:style-name="T1"> . Il y a un paramètre qui doit être modifié pour utiliser ce programme avec certains systèmes d'exploitation, en particulier MVS 3.8 : ouvrez une connexion à Hercules, mais avant d'IPLing le système, allez dans le menu Session-&gt;Fonctionnalités et définissez "Changer les nulls intégrés en blancs" à "Non". Cliquez sur "OK". Maintenant, cliquez sur Fichier-&gt;Enregistrer les paramètres par défaut... pour rendre le paramètre permanent.</text:span></text:p>
      <text:p text:style-name="P22">D'autres clients tn3270, tels que QWS3270, IBM Personal Communications, Attachmate Extra ou Dynacomm Elite devraient également fonctionner dans la plupart des cas, mais sachez que certains clients tn3270 ont des bogues qui les rendent inutilisables en tant que consoles OS/360 ou MVS.</text:p>
      <text:h text:style-name="P2" text:outline-level="4"><text:bookmark text:name="3.04"/>3.04 De quel logiciel ai-je besoin pour construire Hercules sous Linux et Unix ?</text:h>
      <text:p text:style-name="Text_20_body"><text:span text:style-name="T1">Pour construire Hercules pour Linux et d'autres environnements de type Unix (y compris Cygwin sous Windows), vous devez utiliser le compilateur </text:span><text:a xlink:type="simple" xlink:href="http://gcc.gnu.org/" text:style-name="Internet_20_link" text:visited-style-name="Visited_20_Internet_20_Link">gcc</text:a><text:span text:style-name="T1"> , version 3.x ou supérieure. Vous aurez également besoin d'un ensemble complet d'outils de développement GNU, y compris les versions récentes d'autoconf, automake, flex, gawk, gcc, grep, m4, make, perl et sed. Reportez-vous au fichier util/bldlvlck dans la distribution Hercules pour plus de détails.</text:span></text:p>
      <text:h text:style-name="P2" text:outline-level="4"><text:bookmark text:name="3.05"/>3.05 De quel logiciel ai-je besoin pour construire Hercules sous Windows ?</text:h>
      <text:p text:style-name="Text_20_body"><text:span text:style-name="T1">Pour construire Hercules pour l'environnement natif Windows (sans Cygwin), vous devez utiliser le compilateur Microsoft C/C++ (MSVC) version 14.x ou ultérieure. Le compilateur 32 bits et le SDK sont fournis sous forme de Microsoft Visual C++ 2008 Express (version 15.x) disponible en téléchargement auprès de Microsoft. Bien qu'il ne soit plus disponible au téléchargement, Microsoft Visual C++ 2005 Express (version 14.x) peut également être utilisé. Pour plus d'informations, consultez la page MSVC Hercules Build de Fish à l' </text:span><text:a xlink:type="simple" xlink:href="http://www.softdevlabs.com/hercules-msvc-build.html" text:style-name="Internet_20_link" text:visited-style-name="Visited_20_Internet_20_Link">adresse http://www.softdevlabs.com/hercules-msvc-build.html</text:a><text:span text:style-name="T1"> Vous pouvez également utiliser les produits Microsoft Visual Studio 8.0 ou 9.0. Pour créer Hercules pour les plates-formes Windows 64 bits, vous aurez besoin de Microsoft Visual Studio 9.0 Professional.</text:span></text:p>
      <text:h text:style-name="P2" text:outline-level="4"><text:bookmark text:name="3.06"/><text:soft-page-break/>3.06 Hercules peut-il être porté pour fonctionner sur d'autres plateformes ?</text:h>
      <text:p text:style-name="P22">Avec l'introduction d'autotools, nous nous efforçons de garantir qu'Hercules soit construit et exécuté sur plusieurs plates-formes de système d'exploitation différentes (principalement Linux, Windows, MAC, Solaris et FreeBSD en ce moment), mais nous ne pouvons bien sûr pas garantir qu'il fonctionnera sur chaque plate-forme de système d'exploitation là-bas.</text:p>
      <text:p text:style-name="P22">Si vous voulez faire fonctionner Hercules sur AS/400, OS/2 ou autre, alors allez-y. J'accueille les rapports de bogues ou de problèmes que vous trouvez, mais je ne réglerai probablement pas les problèmes si cela signifie introduire du code spécifique à la plate-forme, et je ne serai pas en mesure de tester les nouvelles versions sur d'autres plates-formes. Les personnes qui l'ont compilé sur les BSD rapportent que la partie la plus difficile est de supprimer la prise en charge des bandes spécifiques à Linux.</text:p>
      <text:p text:style-name="P22">Le code Hercules n'est pas destiné à être spécifique au matériel Intel, donc si vous trouvez des problèmes ou des défauts liés à l'exécution sur d'autres matériels (SPARC, Alpha, PPC, ...) sous Linux, alors je suis susceptible d'être réceptif à régler ce genre de problème. Cependant, les problèmes liés aux variantes Unix sont moins susceptibles d'être résolus.</text:p>
      <text:p text:style-name="Horizontal_20_Line"/>
      <text:h text:style-name="P2" text:outline-level="4"><text:bookmark text:name="4.01"/>4.01 Comment créer un volume DASD virtuel ?</text:h>
      <text:p text:style-name="Text_20_body"><text:span text:style-name="T1">Le document </text:span><text:a xlink:type="simple" xlink:href="https://hercules-390.github.io/html/hercload.html" text:style-name="Internet_20_link" text:visited-style-name="Visited_20_Internet_20_Link">Création Hercules DASD </text:a><text:span text:style-name="T1">décrit différentes méthodes de création et de chargement de volumes DASD virtuels.</text:span></text:p>
      <text:h text:style-name="P2" text:outline-level="4"><text:bookmark text:name="4.02"/>4.02 Puis-je lire une bande qui a été créée sur un ordinateur central ?</text:h>
      <text:p text:style-name="Text_20_body"><text:span text:style-name="T1">Oui, indirectement. La bande mainframe doit être convertie au format AWSTAPE puis téléchargée sur votre PC. Le fichier </text:span><text:span text:style-name="T2">tapeconv.jcl</text:span><text:span text:style-name="T1"> dans le répertoire Hercules contient un exemple de programme que vous pouvez exécuter sous OS/390 sur votre système mainframe. Il lit un fichier sur bande et le convertit au format AWSTAPE. Téléchargez le fichier AWSTAPE sur votre PC (en veillant à choisir </text:span><text:span text:style-name="Emphasis"><text:span text:style-name="T1">le</text:span></text:span><text:span text:style-name="T1"> format </text:span><text:span text:style-name="Emphasis"><text:span text:style-name="T1">binaire</text:span></text:span><text:span text:style-name="T1"> pour le téléchargement), puis ajoutez le nom de fichier téléchargé au fichier de configuration Hercules en tant que périphérique de bande virtuel. Vous pourrez alors lire le fichier de bande à partir du lecteur de bande virtuel situé sur votre PC.</text:span></text:p>
      <text:p text:style-name="Text_20_body"><text:span text:style-name="Emphasis"><text:span text:style-name="T1">Remarque : le programme "tapeconv" ne traitera pas correctement les bandes d'entrée dont la taille de bloc dépasse 32760 ! </text:span></text:span><text:span text:style-name="T1">Un symptôme de ceci peut être le message " </text:span><text:span text:style-name="Source_20_Text"><text:span text:style-name="T3">ADRY011E I/O ERROR - DEVICE NOT ATTACHED.0000,NA,00...00,0000"</text:span></text:span><text:span text:style-name="T1"> lors de la tentative de restauration à partir d'une bande créée à l'origine à l'aide de la taille de bloc DF/DSS par défaut. La solution consiste à recréer la bande de vidage avec DCB=BLKSIZE=32760.</text:span></text:p>
      <text:h text:style-name="P2" text:outline-level="4"><text:bookmark text:name="4.03"/>4.03 Puis-je connecter un lecteur de bande PC à Hercules ?</text:h>
      <text:p text:style-name="P22">Oui. Hercules peut lire et écrire des bandes sur des lecteurs SCSI. J'ai testé cela avec des disques DAT 4 mm, QIC-1000 et 9 pistes.</text:p>
      <text:h text:style-name="P2" text:outline-level="4"><text:bookmark text:name="4.04"/><text:soft-page-break/>4.04 Puis-je traiter des bandes mainframe avec Hercules ?</text:h>
      <text:p text:style-name="P22">Oui. Il est possible d'obtenir des lecteurs de bobines ouvertes 9 pistes et des lecteurs de cartouches de type 3480 qui se connectent au bus SCSI. Hercules les fait apparaître au système d'exploitation comme des périphériques 3420 ou 3480 attachés aux canaux, ce qui permet de lire et d'écrire de vraies bandes mainframe.</text:p>
      <text:h text:style-name="P2" text:outline-level="4"><text:bookmark text:name="4.05"/>4.05 Puis-je créer des programmes assembleur sans mainframe ?</text:h>
      <text:p text:style-name="P22">Oui. Si vous souhaitez écrire des programmes en assembleur (BAL) pour les exécuter sur Hercules, mais que vous n'avez pas accès à un ordinateur central, il existe deux produits intéressants que vous pouvez exécuter sur votre PC pour assembler des programmes :</text:p>
      <text:p text:style-name="List_20_Heading"><text:span text:style-name="T1">Le "Tachyon 390 Cross Assembler" ( </text:span><text:a xlink:type="simple" xlink:href="http://www.tachyonsoft.com/tachyon" text:style-name="Internet_20_link" text:visited-style-name="Visited_20_Internet_20_Link">http://www.tachyonsoft.com/tachyon</text:a><text:span text:style-name="T1"> )</text:span></text:p>
      <text:p text:style-name="P4">Avec cet assembleur, vous pouvez produire des decks d'objets compatibles S/390 à l'aide de votre PC Linux ou Windows. Un degré élevé de compatibilité HLASM, associé à la capacité d'effectuer des assemblages complexes à une vitesse fulgurante, en font un produit qui vaut la peine d'être examiné. J'ai essayé cet assembleur et il est vraiment incroyable.</text:p>
      <text:p text:style-name="List_20_Heading"><text:span text:style-name="T1">Le "Dignus Systems/C Compiler" ( </text:span><text:a xlink:type="simple" xlink:href="http://www.dignus.com/" text:style-name="Internet_20_link" text:visited-style-name="Visited_20_Internet_20_Link">http://www.dignus.com</text:a><text:span text:style-name="T1"> )</text:span></text:p>
      <text:p text:style-name="P6">Il s'agit d'un compilateur C qui fonctionne sous Windows ou Linux et génère du code assembleur mainframe que vous pouvez ensuite assembler à l'aide de l'assembleur Tachyon.</text:p>
      <text:p text:style-name="Text_20_body"><text:span text:style-name="T1">Sam Golob a écrit une critique fascinante de ces deux produits dans le numéro de septembre 1999 du magazine </text:span><text:a xlink:type="simple" xlink:href="http://www.naspa.com/" text:style-name="Internet_20_link" text:visited-style-name="Visited_20_Internet_20_Link">NaSPA</text:a><text:span text:style-name="T1"> Technical Support.</text:span></text:p>
      <text:p text:style-name="Horizontal_20_Line"/>
      <text:h text:style-name="P2" text:outline-level="4"><text:bookmark text:name="5.01"/>5.01 Quelles caractéristiques architecturales sont mises en œuvre ?</text:h>
      <text:p text:style-name="P22">Les fonctionnalités standard suivantes de l'ESA/390 ont été mises en œuvre :</text:p>
      <text:list xml:id="list3646233452" text:style-name="L16">
        <text:list-item>
          <text:p text:style-name="P151">Vérification de la limite d'adresse</text:p>
        </text:list-item>
        <text:list-item>
          <text:p text:style-name="P151">Ensemble d'instructions commerciales</text:p>
        </text:list-item>
        <text:list-item>
          <text:p text:style-name="P151">Instructions décimales</text:p>
        </text:list-item>
        <text:list-item>
          <text:p text:style-name="P151">Instructions à virgule flottante hexadécimale</text:p>
        </text:list-item>
        <text:list-item>
          <text:p text:style-name="P151">Adressage 24 bits et 31 bits</text:p>
        </text:list-item>
        <text:list-item>
          <text:p text:style-name="P151">Protection contrôlée par clé</text:p>
        </text:list-item>
        <text:list-item>
          <text:p text:style-name="P151">Protection des pages</text:p>
        </text:list-item>
        <text:list-item>
          <text:p text:style-name="P151">Protection contre les adresses basses</text:p>
        </text:list-item>
        <text:list-item>
          <text:p text:style-name="P151">Traduction d'adresse dynamique</text:p>
        </text:list-item>
        <text:list-item>
          <text:p text:style-name="P151">Sous-système de canaux 370-XA</text:p>
        </text:list-item>
        <text:list-item>
          <text:p text:style-name="P151">Adressage des données indirectes du canal</text:p>
        </text:list-item>
        <text:list-item>
          <text:p text:style-name="P151">Interruption contrôlée par programme (PCI)</text:p>
        </text:list-item>
        <text:list-item>
          <text:p text:style-name="P151">Suspension/Reprise du programme de la chaîne</text:p>
        </text:list-item>
        <text:list-item>
          <text:p text:style-name="P151">Espace d'adressage double</text:p>
        </text:list-item>
        <text:list-item>
          <text:p text:style-name="P151">Accéder au mode d'enregistrement</text:p>
        </text:list-item>
        <text:list-item>
          <text:p text:style-name="P151">Mode Espace Domicile</text:p>
        </text:list-item>
        <text:list-item>
          <text:p text:style-name="P151">Branchez et économisez</text:p>
        </text:list-item>
        <text:list-item>
          <text:p text:style-name="P151">Permutation conditionnelle</text:p>
        </text:list-item>
        <text:list-item>
          <text:p text:style-name="P151"><text:soft-page-break/>Horloge TOD, comparateur d'horloge et minuterie CPU</text:p>
        </text:list-item>
        <text:list-item>
          <text:p text:style-name="P151">Instructions MVCS/MVCP/MVCK/MVCSK/MVCDK</text:p>
        </text:list-item>
        <text:list-item>
          <text:p text:style-name="P151">Instructions TB/TPROT</text:p>
        </text:list-item>
        <text:list-item>
          <text:p text:style-name="P151">Instructions LURA/STURA</text:p>
        </text:list-item>
        <text:list-item>
          <text:p text:style-name="P151">Instructions BAKR/PC/PR/PT</text:p>
        </text:list-item>
        <text:list-item>
          <text:p text:style-name="P151">Pile de liaison</text:p>
        </text:list-item>
        <text:list-item>
          <text:p text:style-name="P23">Comparer et former des instructions de mot de code et de mise à jour de l'arborescence</text:p>
        </text:list-item>
      </text:list>
      <text:p text:style-name="P22">Les fonctionnalités facultatives suivantes de l'ESA/390 ont été implémentées :</text:p>
      <text:list xml:id="list496378920" text:style-name="L17">
        <text:list-item>
          <text:p text:style-name="P152">Protection contrôlée par liste d'accès</text:p>
        </text:list-item>
        <text:list-item>
          <text:p text:style-name="P152">Instructions binaires à virgule flottante</text:p>
        </text:list-item>
        <text:list-item>
          <text:p text:style-name="P152">Autorité de branche et d'ensemble</text:p>
        </text:list-item>
        <text:list-item>
          <text:p text:style-name="P152">Purge diffusée</text:p>
        </text:list-item>
        <text:list-item>
          <text:p text:style-name="P152">Instruction de somme de contrôle</text:p>
        </text:list-item>
        <text:list-item>
          <text:p text:style-name="P152">Comparer et déplacer les instructions avancées</text:p>
        </text:list-item>
        <text:list-item>
          <text:p text:style-name="P152">Reconfiguration dynamique</text:p>
        </text:list-item>
        <text:list-item>
          <text:p text:style-name="P152">Stockage étendu</text:p>
        </text:list-item>
        <text:list-item>
          <text:p text:style-name="P152">Installation de transfert de données synchrone rapide</text:p>
        </text:list-item>
        <text:list-item>
          <text:p text:style-name="P152">Extensions de prise en charge en virgule flottante</text:p>
        </text:list-item>
        <text:list-item>
          <text:p text:style-name="P152">Demi-mot-instructions immédiates</text:p>
        </text:list-item>
        <text:list-item>
          <text:p text:style-name="P152">Instructions relatives à la succursale</text:p>
        </text:list-item>
        <text:list-item>
          <text:p text:style-name="P152">Suppression des indications de longueur incorrecte</text:p>
        </text:list-item>
        <text:list-item>
          <text:p text:style-name="P152">Exécution interprétative (SIE)</text:p>
        </text:list-item>
        <text:list-item>
          <text:p text:style-name="P152">Déplacer à l'envers</text:p>
        </text:list-item>
        <text:list-item>
          <text:p text:style-name="P152">Déplacer la page (Installation 2)</text:p>
        </text:list-item>
        <text:list-item>
          <text:p text:style-name="P152">MVS assiste</text:p>
        </text:list-item>
        <text:list-item>
          <text:p text:style-name="P152">Extensions opérationnelles : intégration de la console</text:p>
        </text:list-item>
        <text:list-item>
          <text:p text:style-name="P152">Espace privé</text:p>
        </text:list-item>
        <text:list-item>
          <text:p text:style-name="P152">Définir le contrôle de l'espace d'adressage rapidement</text:p>
        </text:list-item>
        <text:list-item>
          <text:p text:style-name="P152">Fonctionnalité de processeur logique d'appel de service (SCLP)</text:p>
        </text:list-item>
        <text:list-item>
          <text:p text:style-name="P152">Racine carrée</text:p>
        </text:list-item>
        <text:list-item>
          <text:p text:style-name="P152">Remplacement de la protection du stockage</text:p>
        </text:list-item>
        <text:list-item>
          <text:p text:style-name="P152">Aide à la clé de stockage</text:p>
        </text:list-item>
        <text:list-item>
          <text:p text:style-name="P152">Instructions de chaîne</text:p>
        </text:list-item>
        <text:list-item>
          <text:p text:style-name="P152">Groupe de sous-espace</text:p>
        </text:list-item>
        <text:list-item>
          <text:p text:style-name="P152">Comparer jusqu'à ce que la sous-chaîne soit égale</text:p>
        </text:list-item>
        <text:list-item>
          <text:p text:style-name="P152">Sens concurrent</text:p>
        </text:list-item>
        <text:list-item>
          <text:p text:style-name="P152">Suppression de la protection avec amélioration de l'adresse virtuelle</text:p>
        </text:list-item>
        <text:list-item>
          <text:p text:style-name="P152">Horloge TOD étendue</text:p>
        </text:list-item>
        <text:list-item>
          <text:p text:style-name="P152">Compression</text:p>
        </text:list-item>
        <text:list-item>
          <text:p text:style-name="P152">Effectuer une opération verrouillée</text:p>
        </text:list-item>
        <text:list-item>
          <text:p text:style-name="P152">Installation vectorielle</text:p>
        </text:list-item>
        <text:list-item>
          <text:p text:style-name="P152">Espace de données contrôlé multiple (espaces de données VM)</text:p>
        </text:list-item>
        <text:list-item>
          <text:p text:style-name="P152">Traduction étendue</text:p>
        </text:list-item>
        <text:list-item>
          <text:p text:style-name="P152">Facilité de traduction étendue 2</text:p>
        </text:list-item>
        <text:list-item>
          <text:p text:style-name="P152"><text:soft-page-break/>Stocker les informations système</text:p>
        </text:list-item>
        <text:list-item>
          <text:p text:style-name="P152">Annuler la fonction d'E/S</text:p>
        </text:list-item>
        <text:list-item>
          <text:p text:style-name="P152">Enregistrement d'événement de programme</text:p>
        </text:list-item>
        <text:list-item>
          <text:p text:style-name="P24">Amélioration du PER client</text:p>
        </text:list-item>
      </text:list>
      <text:p text:style-name="P22">Les fonctionnalités optionnelles suivantes de z/Architecture ont été implémentées :</text:p>
      <text:list xml:id="list3562840069" text:style-name="L18">
        <text:list-item>
          <text:p text:style-name="P153">Fonction de multiplication et d'addition/soustraction HFP</text:p>
        </text:list-item>
        <text:list-item>
          <text:p text:style-name="P153">Aide à la sécurité des messages</text:p>
        </text:list-item>
        <text:list-item>
          <text:p text:style-name="P153">Installation de longue durée</text:p>
        </text:list-item>
        <text:list-item>
          <text:p text:style-name="P153">Facilité d'amélioration des DAT</text:p>
        </text:list-item>
        <text:list-item>
          <text:p text:style-name="P153">Facilité de traduction étendue 3</text:p>
        </text:list-item>
        <text:list-item>
          <text:p text:style-name="P153">Installation de réutilisation ASN et LX</text:p>
        </text:list-item>
        <text:list-item>
          <text:p text:style-name="P153">Chargement initial du programme dirigé par liste</text:p>
        </text:list-item>
        <text:list-item>
          <text:p text:style-name="P153">Fonctionnalité d'adressage indirect de données CCW modifiée (MIDAW)</text:p>
        </text:list-item>
        <text:list-item>
          <text:p text:style-name="P153">Facilité étendue-immédiate</text:p>
        </text:list-item>
        <text:list-item>
          <text:p text:style-name="P153">Message-Security-Assist Extension 1</text:p>
        </text:list-item>
        <text:list-item>
          <text:p text:style-name="P153">Message-Security-Assist Extension 2</text:p>
        </text:list-item>
        <text:list-item>
          <text:p text:style-name="P153">Facilité d'amélioration DAT 2</text:p>
        </text:list-item>
        <text:list-item>
          <text:p text:style-name="P153">Magasin-Horloge-Facilité Rapide</text:p>
        </text:list-item>
        <text:list-item>
          <text:p text:style-name="P153">Store-Facility-List-Extended Facility</text:p>
        </text:list-item>
        <text:list-item>
          <text:p text:style-name="P153">ETF2-Facilité d'amélioration</text:p>
        </text:list-item>
        <text:list-item>
          <text:p text:style-name="P153">ETF3-Facilité d'amélioration</text:p>
        </text:list-item>
        <text:list-item>
          <text:p text:style-name="P153">Installation PER-3</text:p>
        </text:list-item>
        <text:list-item>
          <text:p text:style-name="P153">TOD-Clock-Steering Facility</text:p>
        </text:list-item>
        <text:list-item>
          <text:p text:style-name="P153">Installation de signalisation d'urgence conditionnelle et de détection d'état de fonctionnement</text:p>
        </text:list-item>
        <text:list-item>
          <text:p text:style-name="P153">Installation de sous-systèmes à canaux logiques multiples</text:p>
        </text:list-item>
        <text:list-item>
          <text:p text:style-name="P153">Installations d'amélioration de la prise en charge des virgules flottantes (FPR-GR-Loading, FPS-Sign-Handling et DFP-Rounding)</text:p>
        </text:list-item>
        <text:list-item>
          <text:p text:style-name="P153">Facilité décimale à virgule flottante</text:p>
        </text:list-item>
        <text:list-item>
          <text:p text:style-name="P153">Facilité de simulation d'exception IEEE</text:p>
        </text:list-item>
        <text:list-item>
          <text:p text:style-name="P153">Facilité d'extraction de temps CPU</text:p>
        </text:list-item>
        <text:list-item>
          <text:p text:style-name="P153">Facilité conditionnelle-SSKE</text:p>
        </text:list-item>
        <text:list-item>
          <text:p text:style-name="P153">Installation de comparaison et d'échange et de stockage</text:p>
        </text:list-item>
        <text:list-item>
          <text:p text:style-name="P153">Facilité d'exécution d'extensions</text:p>
        </text:list-item>
        <text:list-item>
          <text:p text:style-name="P153">Général-Instructions-Extension Installation</text:p>
        </text:list-item>
        <text:list-item>
          <text:p text:style-name="P153">Facilité de déménagement avec spécifications optionnelles</text:p>
        </text:list-item>
        <text:list-item>
          <text:p text:style-name="P153">Facilité d'amélioration de l'analyse</text:p>
        </text:list-item>
        <text:list-item>
          <text:p text:style-name="P153">Facilité de comparaison et d'échange et de stockage 2</text:p>
        </text:list-item>
        <text:list-item>
          <text:p text:style-name="P153">Console 3270 intégrée (SYSG)</text:p>
        </text:list-item>
        <text:list-item>
          <text:p text:style-name="P153">Facilité de configuration-topologie</text:p>
        </text:list-item>
        <text:list-item>
          <text:p text:style-name="P153">Installation HFP-Unnormalized-Extensions</text:p>
        </text:list-item>
        <text:list-item>
          <text:p text:style-name="P153">CMPSC-Installation d'amélioration</text:p>
        </text:list-item>
        <text:list-item>
          <text:p text:style-name="P153">Facilité de mots élevés</text:p>
        </text:list-item>
        <text:list-item>
          <text:p text:style-name="P153">Installation d'accès verrouillé</text:p>
        </text:list-item>
        <text:list-item>
          <text:p text:style-name="P153">Installation de chargement/stockage en condition</text:p>
        </text:list-item>
        <text:list-item>
          <text:p text:style-name="P153"><text:soft-page-break/>Facilité d'opérandes distincts</text:p>
        </text:list-item>
        <text:list-item>
          <text:p text:style-name="P153">Centre de dénombrement de la population</text:p>
        </text:list-item>
        <text:list-item>
          <text:p text:style-name="P153">Message-Security-Assist Extension 3</text:p>
        </text:list-item>
        <text:list-item>
          <text:p text:style-name="P153">Message-Security-Assist Extension 4</text:p>
        </text:list-item>
        <text:list-item>
          <text:p text:style-name="P153">Installation de sérialisation Fast-BCR</text:p>
        </text:list-item>
        <text:list-item>
          <text:p text:style-name="P153">Installation de moniteur amélioré</text:p>
        </text:list-item>
        <text:list-item>
          <text:p text:style-name="P153">Fonction Reset-Reference-Bits-Multiple</text:p>
        </text:list-item>
        <text:list-item>
          <text:p text:style-name="P153">Fonctionnalité Access-Exception-Fetch/Store-Indication</text:p>
        </text:list-item>
        <text:list-item>
          <text:p text:style-name="P153">Facilité de chargement-programme-paramètre</text:p>
        </text:list-item>
        <text:list-item>
          <text:p text:style-name="P153">Installation de la gamme IPTE</text:p>
        </text:list-item>
        <text:list-item>
          <text:p text:style-name="P153">Fonctionnalité DAT améliorée</text:p>
        </text:list-item>
        <text:list-item>
          <text:p text:style-name="P153">E/S directes en file d'attente (QDIO)</text:p>
        </text:list-item>
        <text:list-item>
          <text:p text:style-name="P25">Installation d'accès verrouillé 2</text:p>
        </text:list-item>
      </text:list>
      <text:p text:style-name="P22">Les fonctionnalités optionnelles suivantes de z/Architecture n'ont pas encore été implémentées :</text:p>
      <text:list xml:id="list2018015951" text:style-name="L19">
        <text:list-item>
          <text:p text:style-name="P154">Installation PFPO</text:p>
        </text:list-item>
        <text:list-item>
          <text:p text:style-name="P154">Fonction de restauration de sous-canal</text:p>
        </text:list-item>
        <text:list-item>
          <text:p text:style-name="P154">Console ASCII intégrée (SYSA)</text:p>
        </text:list-item>
        <text:list-item>
          <text:p text:style-name="P154">Facilité de compteur de mesure CPU</text:p>
        </text:list-item>
        <text:list-item>
          <text:p text:style-name="P154">Facilité d'échantillonnage de mesure CPU</text:p>
        </text:list-item>
        <text:list-item>
          <text:p text:style-name="P154">Installation d'extension à virgule flottante</text:p>
        </text:list-item>
        <text:list-item>
          <text:p text:style-name="P154">Fonction de configuration de clé sans interruption</text:p>
        </text:list-item>
        <text:list-item>
          <text:p text:style-name="P154">Fonctionnalité DAT améliorée 2</text:p>
        </text:list-item>
        <text:list-item>
          <text:p text:style-name="P154">Facilité de compensation locale-TLB</text:p>
        </text:list-item>
        <text:list-item>
          <text:p text:style-name="P154">Dispositif de détection d'adresse zéro PER</text:p>
        </text:list-item>
        <text:list-item>
          <text:p text:style-name="P154">Installation d'assistance au processeur</text:p>
        </text:list-item>
        <text:list-item>
          <text:p text:style-name="P154">Facilité d'exécution transactionnelle</text:p>
        </text:list-item>
        <text:list-item>
          <text:p text:style-name="P26">Dispositif d'interruption de piste d'avertissement</text:p>
        </text:list-item>
      </text:list>
      <text:p text:style-name="P22">La fonctionnalité standard suivante n'a pas encore été implémentée :</text:p>
      <text:list xml:id="list37642912" text:style-name="L20">
        <text:list-item>
          <text:p text:style-name="P27">Effacer les E/S (fonctionnalité complète pour S/370)</text:p>
        </text:list-item>
      </text:list>
      <text:p text:style-name="P22">Les fonctionnalités facultatives suivantes ont été partiellement implémentées :</text:p>
      <text:list xml:id="list1874027919" text:style-name="L21">
        <text:list-item>
          <text:p text:style-name="P155">Appel de sous-système de canal</text:p>
        </text:list-item>
        <text:list-item>
          <text:p text:style-name="P28">VM/370 aides</text:p>
        </text:list-item>
      </text:list>
      <text:p text:style-name="P22">Les fonctionnalités suivantes ne sont pas encore implémentées, soit en raison d'un manque de documentation, d'une capacité limitée du système hôte ou d'un manque de matériel de support :</text:p>
      <text:list xml:id="list3860185463" text:style-name="L22">
        <text:list-item>
          <text:p text:style-name="P156">Fonctionnalité de transfert de données asynchrone</text:p>
        </text:list-item>
        <text:list-item>
          <text:p text:style-name="P156">Facilité de pagination asynchrone</text:p>
        </text:list-item>
        <text:list-item>
          <text:p text:style-name="P156">Liens de couplage</text:p>
        </text:list-item>
        <text:list-item>
          <text:p text:style-name="P156">ESCON</text:p>
        </text:list-item>
        <text:list-item>
          <text:p text:style-name="P156">FICON</text:p>
        </text:list-item>
        <text:list-item>
          <text:p text:style-name="P156">MIF (installation d'images multiples)</text:p>
        </text:list-item>
        <text:list-item>
          <text:p text:style-name="P156"><text:soft-page-break/>Tri étendu</text:p>
        </text:list-item>
        <text:list-item>
          <text:p text:style-name="P156">Référence de temps externe (minuterie Sysplex)</text:p>
        </text:list-item>
        <text:list-item>
          <text:p text:style-name="P156">ICRF (Cryptographie)</text:p>
        </text:list-item>
        <text:list-item>
          <text:p text:style-name="P156">Extensions opérationnelles : reconfiguration automatique, reconfiguration du stockage, réinitialisation lancée par SCP, disponibilité du processeur</text:p>
        </text:list-item>
        <text:list-item>
          <text:p text:style-name="P156">PR/SM</text:p>
        </text:list-item>
        <text:list-item>
          <text:p text:style-name="P29">Re-IPL contrôlé par programme</text:p>
        </text:list-item>
      </text:list>
      <text:p text:style-name="P22">Hercules est compatible avec les ensembles de niveaux architecturaux ALS-1, ALS-2 et ALS-3 d'IBM dans la mesure nécessaire pour exécuter toutes les versions OS/390 jusqu'à 2.10 et les versions connues de z/OS en mode ARCHLVL 1 et ARCHLVL 2, et Linux et z/VM en mode ESA/390 et z/Architecture.</text:p>
      <text:p text:style-name="Horizontal_20_Line"/>
      <text:h text:style-name="P2" text:outline-level="4"><text:bookmark text:name="6.01"/>6.01 Qui sont les Herculéens ?</text:h>
      <text:p text:style-name="P22">Les personnes suivantes font partie de ceux qui ont contribué à ce projet, soit en tant que codeurs, soit en tant que testeurs, soit les deux :</text:p>
      <text:list xml:id="list3939745700" text:style-name="L23">
        <text:list-item>
          <text:p text:style-name="P121"><text:a xlink:type="simple" xlink:href="http://www.rogerbowler.fr/hercules.htm" text:style-name="Internet_20_link" text:visited-style-name="Visited_20_Internet_20_Link">Roger Bowler</text:a><text:span text:style-name="T4"> (auteur original)</text:span></text:p>
        </text:list-item>
      </text:list>
      <text:list xml:id="list3068374890" text:style-name="L24">
        <text:list-item>
          <text:p text:style-name="P122"><text:a xlink:type="simple" xlink:href="http://en.wikipedia.org/wiki/Jay_Maynard" text:style-name="Internet_20_link" text:visited-style-name="Visited_20_Internet_20_Link"><text:span text:style-name="T4">Jay Maynard</text:span></text:a></text:p>
        </text:list-item>
      </text:list>
      <text:list xml:id="list182851633" text:style-name="L25">
        <text:list-item>
          <text:p text:style-name="P123"><text:a xlink:type="simple" xlink:href="http://www.cbttape.org/~jjaeger" text:style-name="Internet_20_link" text:visited-style-name="Visited_20_Internet_20_Link"><text:span text:style-name="T4">Jan Jaeger</text:span></text:a></text:p>
        </text:list-item>
      </text:list>
      <text:list xml:id="list2341038864" text:style-name="L26">
        <text:list-item>
          <text:p text:style-name="P39">Butch Anton</text:p>
        </text:list-item>
      </text:list>
      <text:list xml:id="list2415521221" text:style-name="L27">
        <text:list-item>
          <text:p text:style-name="P124"><text:a xlink:type="simple" xlink:href="http://www.bsp-gmbh.com/" text:style-name="Internet_20_link" text:visited-style-name="Visited_20_Internet_20_Link"><text:span text:style-name="T4">Volker Bandke</text:span></text:a></text:p>
        </text:list-item>
      </text:list>
      <text:list xml:id="list1298170545" text:style-name="L28">
        <text:list-item>
          <text:p text:style-name="P40">David Barth</text:p>
        </text:list-item>
      </text:list>
      <text:list xml:id="list1594819819" text:style-name="L29">
        <text:list-item>
          <text:p text:style-name="P125"><text:a xlink:type="simple" xlink:href="http://www.clueful.co.uk/mbeattie/" text:style-name="Internet_20_link" text:visited-style-name="Visited_20_Internet_20_Link"><text:span text:style-name="T4">Malcolm Beattie</text:span></text:a></text:p>
        </text:list-item>
      </text:list>
      <text:list xml:id="list3290938767" text:style-name="L30">
        <text:list-item>
          <text:p text:style-name="P41">Mario Bezzi</text:p>
        </text:list-item>
      </text:list>
      <text:list xml:id="list1902524620" text:style-name="L31">
        <text:list-item>
          <text:p text:style-name="P42">Florian Bilek</text:p>
        </text:list-item>
      </text:list>
      <text:list xml:id="list1486560970" text:style-name="L32">
        <text:list-item>
          <text:p text:style-name="P43">Gordon Bonorchis</text:p>
        </text:list-item>
      </text:list>
      <text:list xml:id="list1932221880" text:style-name="L33">
        <text:list-item>
          <text:p text:style-name="P44">Mike Cairns</text:p>
        </text:list-item>
      </text:list>
      <text:list xml:id="list1627221945" text:style-name="L34">
        <text:list-item>
          <text:p text:style-name="P45">Chris Cheney</text:p>
        </text:list-item>
      </text:list>
      <text:list xml:id="list444898600" text:style-name="L35">
        <text:list-item>
          <text:p text:style-name="P126"><text:a xlink:type="simple" xlink:href="http://www.isoc.org.pl/user/3" text:style-name="Internet_20_link" text:visited-style-name="Visited_20_Internet_20_Link"><text:span text:style-name="T4">Marcin Cieslak</text:span></text:a></text:p>
        </text:list-item>
      </text:list>
      <text:list xml:id="list2123944635" text:style-name="L36">
        <text:list-item>
          <text:p text:style-name="P127"><text:a xlink:type="simple" xlink:href="http://au.linkedin.com/in/clementclarke" text:style-name="Internet_20_link" text:visited-style-name="Visited_20_Internet_20_Link"><text:span text:style-name="T4">Clem Clarke</text:span></text:a></text:p>
        </text:list-item>
      </text:list>
      <text:list xml:id="list2111071809" text:style-name="L37">
        <text:list-item>
          <text:p text:style-name="P128"><text:a xlink:type="simple" xlink:href="http://veejoe.com.au/vic/index.htm" text:style-name="Internet_20_link" text:visited-style-name="Visited_20_Internet_20_Link"><text:span text:style-name="T4">Croix de Vic</text:span></text:a></text:p>
        </text:list-item>
      </text:list>
      <text:list xml:id="list1094005072" text:style-name="L38">
        <text:list-item>
          <text:p text:style-name="P129"><text:a xlink:type="simple" xlink:href="http://www.mvsdasd.org/about.html" text:style-name="Internet_20_link" text:visited-style-name="Visited_20_Internet_20_Link"><text:span text:style-name="T4">Jacob Dekel</text:span></text:a></text:p>
        </text:list-item>
      </text:list>
      <text:list xml:id="list142120550" text:style-name="L39">
        <text:list-item>
          <text:p text:style-name="P46">Guy Desbiens</text:p>
        </text:list-item>
      </text:list>
      <text:list xml:id="list2065116182" text:style-name="L40">
        <text:list-item>
          <text:p text:style-name="P47">Jacques Dilbert</text:p>
        </text:list-item>
      </text:list>
      <text:list xml:id="list3949705704" text:style-name="L41">
        <text:list-item>
          <text:p text:style-name="P48">Juergen Dobrinski</text:p>
        </text:list-item>
      </text:list>
      <text:list xml:id="list1480288728" text:style-name="L42">
        <text:list-item>
          <text:p text:style-name="P49">Fritz Elfert</text:p>
        </text:list-item>
      </text:list>
      <text:list xml:id="list1115290774" text:style-name="L43">
        <text:list-item>
          <text:p text:style-name="P50">Neale Ferguson</text:p>
        </text:list-item>
      </text:list>
      <text:list xml:id="list2657764725" text:style-name="L44">
        <text:list-item>
          <text:p text:style-name="P51">Tomas Fott</text:p>
        </text:list-item>
      </text:list>
      <text:list xml:id="list1703963491" text:style-name="L45">
        <text:list-item>
          <text:p text:style-name="P52">Mike Frysinger</text:p>
        </text:list-item>
      </text:list>
      <text:list xml:id="list1088653452" text:style-name="L46">
        <text:list-item>
          <text:p text:style-name="P53">Martin Gasparovic</text:p>
        </text:list-item>
      </text:list>
      <text:list xml:id="list2037836985" text:style-name="L47">
        <text:list-item>
          <text:p text:style-name="P54"><text:soft-page-break/>Marc Gaubatz</text:p>
        </text:list-item>
      </text:list>
      <text:list xml:id="list2423768173" text:style-name="L48">
        <text:list-item>
          <text:p text:style-name="P55">Steve Gay</text:p>
        </text:list-item>
      </text:list>
      <text:list xml:id="list2520559536" text:style-name="L49">
        <text:list-item>
          <text:p text:style-name="P56">Paul Giacobbis</text:p>
        </text:list-item>
      </text:list>
      <text:list xml:id="list125712359" text:style-name="L50">
        <text:list-item>
          <text:p text:style-name="P57">Peter Glanzmann</text:p>
        </text:list-item>
      </text:list>
      <text:list xml:id="list2977513095" text:style-name="L51">
        <text:list-item>
          <text:p text:style-name="P58">Roland Goetschi</text:p>
        </text:list-item>
      </text:list>
      <text:list xml:id="list1266669161" text:style-name="L52">
        <text:list-item>
          <text:p text:style-name="P59">Graham Goodwin</text:p>
        </text:list-item>
      </text:list>
      <text:list xml:id="list1482700660" text:style-name="L53">
        <text:list-item>
          <text:p text:style-name="P60">Paul Gorlinsky</text:p>
        </text:list-item>
      </text:list>
      <text:list xml:id="list3661481939" text:style-name="L54">
        <text:list-item>
          <text:p text:style-name="P61">Harold Grovesteen</text:p>
        </text:list-item>
      </text:list>
      <text:list xml:id="list2755799166" text:style-name="L55">
        <text:list-item>
          <text:p text:style-name="P62">John P. Hartmann</text:p>
        </text:list-item>
      </text:list>
      <text:list xml:id="list3811048779" text:style-name="L56">
        <text:list-item>
          <text:p text:style-name="P63">Glen Herrmannsfeldt</text:p>
        </text:list-item>
      </text:list>
      <text:list xml:id="list1373787535" text:style-name="L57">
        <text:list-item>
          <text:p text:style-name="P64">Colline de Brandon</text:p>
        </text:list-item>
      </text:list>
      <text:list xml:id="list351507809" text:style-name="L58">
        <text:list-item>
          <text:p text:style-name="P65">Laddie Hanus</text:p>
        </text:list-item>
      </text:list>
      <text:list xml:id="list4076292061" text:style-name="L59">
        <text:list-item>
          <text:p text:style-name="P66">Robert Hodge</text:p>
        </text:list-item>
      </text:list>
      <text:list xml:id="list1460912173" text:style-name="L60">
        <text:list-item>
          <text:p text:style-name="P67">Gabor Hoffer</text:p>
        </text:list-item>
      </text:list>
      <text:list xml:id="list1146527013" text:style-name="L61">
        <text:list-item>
          <text:p text:style-name="P68">Dan Horak</text:p>
        </text:list-item>
      </text:list>
      <text:list xml:id="list1770913492" text:style-name="L62">
        <text:list-item>
          <text:p text:style-name="P69">Peter J. Jansen</text:p>
        </text:list-item>
      </text:list>
      <text:list xml:id="list2882440626" text:style-name="L63">
        <text:list-item>
          <text:p text:style-name="P70">Soren Jorvang</text:p>
        </text:list-item>
      </text:list>
      <text:list xml:id="list1075985979" text:style-name="L64">
        <text:list-item>
          <text:p text:style-name="P130"><text:a xlink:type="simple" xlink:href="http://konynenberg.com/" text:style-name="Internet_20_link" text:visited-style-name="Visited_20_Internet_20_Link"><text:span text:style-name="T4">Willem Konynenberg</text:span></text:a></text:p>
        </text:list-item>
      </text:list>
      <text:list xml:id="list2535764680" text:style-name="L65">
        <text:list-item>
          <text:p text:style-name="P71">John Kozak</text:p>
        </text:list-item>
      </text:list>
      <text:list xml:id="list2307697520" text:style-name="L66">
        <text:list-item>
          <text:p text:style-name="P72">Nobumichi Kozawa</text:p>
        </text:list-item>
      </text:list>
      <text:list xml:id="list605984401" text:style-name="L67">
        <text:list-item>
          <text:p text:style-name="P73">Peter Kuschnerus</text:p>
        </text:list-item>
      </text:list>
      <text:list xml:id="list1968206855" text:style-name="L68">
        <text:list-item>
          <text:p text:style-name="P74">Paul Leisy</text:p>
        </text:list-item>
      </text:list>
      <text:list xml:id="list1261314272" text:style-name="L69">
        <text:list-item>
          <text:p text:style-name="P75">Kévin Léonard</text:p>
        </text:list-item>
      </text:list>
      <text:list xml:id="list3092161262" text:style-name="L70">
        <text:list-item>
          <text:p text:style-name="P76">Albert Louw</text:p>
        </text:list-item>
      </text:list>
      <text:list xml:id="list892203531" text:style-name="L71">
        <text:list-item>
          <text:p text:style-name="P77">Pierre Macdonald</text:p>
        </text:list-item>
      </text:list>
      <text:list xml:id="list4092285983" text:style-name="L72">
        <text:list-item>
          <text:p text:style-name="P78">Lutz Mader</text:p>
        </text:list-item>
      </text:list>
      <text:list xml:id="list4177044397" text:style-name="L73">
        <text:list-item>
          <text:p text:style-name="P79">Tomas Masek</text:p>
        </text:list-item>
      </text:list>
      <text:list xml:id="list738374481" text:style-name="L74">
        <text:list-item>
          <text:p text:style-name="P80">Rick McKelvy</text:p>
        </text:list-item>
      </text:list>
      <text:list xml:id="list255330350" text:style-name="L75">
        <text:list-item>
          <text:p text:style-name="P81">John McKown</text:p>
        </text:list-item>
      </text:list>
      <text:list xml:id="list372996212" text:style-name="L76">
        <text:list-item>
          <text:p text:style-name="P82">Dave Morton</text:p>
        </text:list-item>
      </text:list>
      <text:list xml:id="list2209699428" text:style-name="L77">
        <text:list-item>
          <text:p text:style-name="P83">Christophe Nillon</text:p>
        </text:list-item>
      </text:list>
      <text:list xml:id="list1464028865" text:style-name="L78">
        <text:list-item>
          <text:p text:style-name="P84">Mike Noël</text:p>
        </text:list-item>
      </text:list>
      <text:list xml:id="list3017276369" text:style-name="L79">
        <text:list-item>
          <text:p text:style-name="P85">Andy Norrie</text:p>
        </text:list-item>
      </text:list>
      <text:list xml:id="list3873680632" text:style-name="L80">
        <text:list-item>
          <text:p text:style-name="P86">Néerlandais Owen</text:p>
        </text:list-item>
      </text:list>
      <text:list xml:id="list2742513110" text:style-name="L81">
        <text:list-item>
          <text:p text:style-name="P131"><text:a xlink:type="simple" xlink:href="http://www.lightlink.com/mhp/3705/" text:style-name="Internet_20_link" text:visited-style-name="Visited_20_Internet_20_Link"><text:span text:style-name="T4">Max H. Parke</text:span></text:a></text:p>
        </text:list-item>
      </text:list>
      <text:list xml:id="list3687853460" text:style-name="L82">
        <text:list-item>
          <text:p text:style-name="P87">Gerd Petermann</text:p>
        </text:list-item>
      </text:list>
      <text:list xml:id="list3962009847" text:style-name="L83">
        <text:list-item>
          <text:p text:style-name="P88">Roseau H. Petty</text:p>
        </text:list-item>
      </text:list>
      <text:list xml:id="list3880373855" text:style-name="L84">
        <text:list-item>
          <text:p text:style-name="P89">Jim Pierson</text:p>
        </text:list-item>
      </text:list>
      <text:list xml:id="list194042919" text:style-name="L85">
        <text:list-item>
          <text:p text:style-name="P90">Richard Pignon</text:p>
        </text:list-item>
      </text:list>
      <text:list xml:id="list4015655527" text:style-name="L86">
        <text:list-item>
          <text:p text:style-name="P132"><text:soft-page-break/><text:a xlink:type="simple" xlink:href="http://www.timpinkawa.net/hercules" text:style-name="Internet_20_link" text:visited-style-name="Visited_20_Internet_20_Link"><text:span text:style-name="T4">Tim Pinkawa</text:span></text:a></text:p>
        </text:list-item>
      </text:list>
      <text:list xml:id="list2488373473" text:style-name="L87">
        <text:list-item>
          <text:p text:style-name="P133"><text:a xlink:type="simple" xlink:href="http://upi.iki.fi/" text:style-name="Internet_20_link" text:visited-style-name="Visited_20_Internet_20_Link"><text:span text:style-name="T4">Pasi Pirhonen</text:span></text:a></text:p>
        </text:list-item>
      </text:list>
      <text:list xml:id="list3679524407" text:style-name="L88">
        <text:list-item>
          <text:p text:style-name="P91">Valery Pogonchenko</text:p>
        </text:list-item>
      </text:list>
      <text:list xml:id="list1039054001" text:style-name="L89">
        <text:list-item>
          <text:p text:style-name="P92">Andy Polyakov</text:p>
        </text:list-item>
      </text:list>
      <text:list xml:id="list4246340061" text:style-name="L90">
        <text:list-item>
          <text:p text:style-name="P134"><text:a xlink:type="simple" xlink:href="http://www.debian.org/News/2010/20100831" text:style-name="Internet_20_link" text:visited-style-name="Visited_20_Internet_20_Link"><text:span text:style-name="T4">Frans Pop</text:span></text:a></text:p>
        </text:list-item>
      </text:list>
      <text:list xml:id="list1548349709" text:style-name="L91">
        <text:list-item>
          <text:p text:style-name="P135"><text:a xlink:type="simple" xlink:href="http://www.xing.com/profile/Wolfhard_Reimer" text:style-name="Internet_20_link" text:visited-style-name="Visited_20_Internet_20_Link"><text:span text:style-name="T4">Wolfhard Reimer</text:span></text:a></text:p>
        </text:list-item>
      </text:list>
      <text:list xml:id="list822751529" text:style-name="L92">
        <text:list-item>
          <text:p text:style-name="P93">Emerson Santos</text:p>
        </text:list-item>
      </text:list>
      <text:list xml:id="list1666026545" text:style-name="L93">
        <text:list-item>
          <text:p text:style-name="P136"><text:a xlink:type="simple" xlink:href="http://blogs.oracle.com/jsavit/" text:style-name="Internet_20_link" text:visited-style-name="Visited_20_Internet_20_Link"><text:span text:style-name="T4">Jeff Savit</text:span></text:a></text:p>
        </text:list-item>
      </text:list>
      <text:list xml:id="list12264732" text:style-name="L94">
        <text:list-item>
          <text:p text:style-name="P137"><text:a xlink:type="simple" xlink:href="http://de.linkedin.com/pub/axel-schwarzer/2/739/655" text:style-name="Internet_20_link" text:visited-style-name="Visited_20_Internet_20_Link"><text:span text:style-name="T4">Axel Schwarzer</text:span></text:a></text:p>
        </text:list-item>
      </text:list>
      <text:list xml:id="list2396374051" text:style-name="L95">
        <text:list-item>
          <text:p text:style-name="P94">Paul Scott</text:p>
        </text:list-item>
      </text:list>
      <text:list xml:id="list217380489" text:style-name="L96">
        <text:list-item>
          <text:p text:style-name="P95">Daniel Seagraves</text:p>
        </text:list-item>
      </text:list>
      <text:list xml:id="list3293582965" text:style-name="L97">
        <text:list-item>
          <text:p text:style-name="P96">Victor Shkamerda</text:p>
        </text:list-item>
      </text:list>
      <text:list xml:id="list816061372" text:style-name="L98">
        <text:list-item>
          <text:p text:style-name="P97">Ian plus court</text:p>
        </text:list-item>
      </text:list>
      <text:list xml:id="list3767713468" text:style-name="L99">
        <text:list-item>
          <text:p text:style-name="P138"><text:a xlink:type="simple" xlink:href="http://www.linuxvm.org/community/gsmith.html" text:style-name="Internet_20_link" text:visited-style-name="Visited_20_Internet_20_Link"><text:span text:style-name="T4">Greg Smith</text:span></text:a></text:p>
        </text:list-item>
      </text:list>
      <text:list xml:id="list2626486376" text:style-name="L100">
        <text:list-item>
          <text:p text:style-name="P98">Enrico Sorichetti</text:p>
        </text:list-item>
      </text:list>
      <text:list xml:id="list2062018446" text:style-name="L101">
        <text:list-item>
          <text:p text:style-name="P99">John Summerfield</text:p>
        </text:list-item>
      </text:list>
      <text:list xml:id="list4083222309" text:style-name="L102">
        <text:list-item>
          <text:p text:style-name="P139"><text:a xlink:type="simple" xlink:href="http://www.edelweb.fr/EdelStuff/Prospectus/sylvester.html" text:style-name="Internet_20_link" text:visited-style-name="Visited_20_Internet_20_Link"><text:span text:style-name="T4">Pierre Sylvestre</text:span></text:a></text:p>
        </text:list-item>
      </text:list>
      <text:list xml:id="list1523377405" text:style-name="L103">
        <text:list-item>
          <text:p text:style-name="P100">Marc Szlaga</text:p>
        </text:list-item>
      </text:list>
      <text:list xml:id="list4009254886" text:style-name="L104">
        <text:list-item>
          <text:p text:style-name="P101">Adam Thornton</text:p>
        </text:list-item>
      </text:list>
      <text:list xml:id="list1947804253" text:style-name="L105">
        <text:list-item>
          <text:p text:style-name="P102">Adrian Trenkwalder</text:p>
        </text:list-item>
      </text:list>
      <text:list xml:id="list1697675696" text:style-name="L106">
        <text:list-item>
          <text:p text:style-name="P140"><text:a xlink:type="simple" xlink:href="http://www.softdevlabs.com/" text:style-name="Internet_20_link" text:visited-style-name="Visited_20_Internet_20_Link"><text:span text:style-name="T4">"Poisson" (David B. Truite)</text:span></text:a></text:p>
        </text:list-item>
      </text:list>
      <text:list xml:id="list116367596" text:style-name="L107">
        <text:list-item>
          <text:p text:style-name="P103">Ronen Tsour</text:p>
        </text:list-item>
      </text:list>
      <text:list xml:id="list2117762366" text:style-name="L108">
        <text:list-item>
          <text:p text:style-name="P104">Bernard van der Helm</text:p>
        </text:list-item>
      </text:list>
      <text:list xml:id="list2472236620" text:style-name="L109">
        <text:list-item>
          <text:p text:style-name="P105">Ard van der Leeuw</text:p>
        </text:list-item>
      </text:list>
      <text:list xml:id="list267488362" text:style-name="L110">
        <text:list-item>
          <text:p text:style-name="P106">Kris Van Hees</text:p>
        </text:list-item>
      </text:list>
      <text:list xml:id="list1235349793" text:style-name="L111">
        <text:list-item>
          <text:p text:style-name="P107">Adam Vandenberg</text:p>
        </text:list-item>
      </text:list>
      <text:list xml:id="list2778941966" text:style-name="L112">
        <text:list-item>
          <text:p text:style-name="P108">Kees Verruijt</text:p>
        </text:list-item>
      </text:list>
      <text:list xml:id="list2899909927" text:style-name="L113">
        <text:list-item>
          <text:p text:style-name="P141"><text:a xlink:type="simple" xlink:href="http://www.vitillaro.org/" text:style-name="Internet_20_link" text:visited-style-name="Visited_20_Internet_20_Link"><text:span text:style-name="T4">Giuseppe Vitillaro</text:span></text:a></text:p>
        </text:list-item>
      </text:list>
      <text:list xml:id="list2632781279" text:style-name="L114">
        <text:list-item>
          <text:p text:style-name="P142"><text:a xlink:type="simple" xlink:href="http://www.ivansoftware.com/" text:style-name="Internet_20_link" text:visited-style-name="Visited_20_Internet_20_Link"><text:span text:style-name="T4">Ivan Warren</text:span></text:a></text:p>
        </text:list-item>
      </text:list>
      <text:list xml:id="list4167417486" text:style-name="L115">
        <text:list-item>
          <text:p text:style-name="P143"><text:a xlink:type="simple" xlink:href="https://www1.ethz.ch/id/people/allid_list/juergen" text:style-name="Internet_20_link" text:visited-style-name="Visited_20_Internet_20_Link"><text:span text:style-name="T4">Juergen Winkelmann</text:span></text:a></text:p>
        </text:list-item>
      </text:list>
      <text:list xml:id="list296048558" text:style-name="L116">
        <text:list-item>
          <text:p text:style-name="P109">Ian Worthington</text:p>
        </text:list-item>
      </text:list>
      <text:list xml:id="list1056994066" text:style-name="L117">
        <text:list-item>
          <text:p text:style-name="P110">Rod Zazubek</text:p>
        </text:list-item>
      </text:list>
      <text:list xml:id="list3718614174" text:style-name="L118">
        <text:list-item>
          <text:p text:style-name="P111">Bjoern A. Zeeb</text:p>
        </text:list-item>
      </text:list>
      <text:list xml:id="list653728801" text:style-name="L119">
        <text:list-item>
          <text:p text:style-name="P34"><text:a xlink:type="simple" xlink:href="http://en.wikipedia.org/wiki/Matt_Zimmerman_(technologist)" text:style-name="Internet_20_link" text:visited-style-name="Visited_20_Internet_20_Link"><text:span text:style-name="T4">Matt Zimmerman</text:span></text:a></text:p>
        </text:list-item>
      </text:list>
      <text:p text:style-name="P22">Et merci pour le soutien et les encouragements de :</text:p>
      <text:list xml:id="list1680978992" text:style-name="L120">
        <text:list-item>
          <text:p text:style-name="P112">Tim Alpaerts</text:p>
        </text:list-item>
      </text:list>
      <text:list xml:id="list907396041" text:style-name="L121">
        <text:list-item>
          <text:p text:style-name="P113">Bertus Bekker</text:p>
        </text:list-item>
      </text:list>
      <text:list xml:id="list3758534438" text:style-name="L122">
        <text:list-item>
          <text:p text:style-name="P114">Giorgio de Nunzio</text:p>
        </text:list-item>
      </text:list>
      <text:list xml:id="list3313692722" text:style-name="L123">
        <text:list-item>
          <text:p text:style-name="P144"><text:soft-page-break/><text:a xlink:type="simple" xlink:href="http://articles.petoskeynews.com/2012-07-27/memorial-service_32894245" text:style-name="Internet_20_link" text:visited-style-name="Visited_20_Internet_20_Link"><text:span text:style-name="T4">Rick Fochtman</text:span></text:a></text:p>
        </text:list-item>
      </text:list>
      <text:list xml:id="list3133282065" text:style-name="L124">
        <text:list-item>
          <text:p text:style-name="P115">Alex Friis</text:p>
        </text:list-item>
      </text:list>
      <text:list xml:id="list4034703546" text:style-name="L125">
        <text:list-item>
          <text:p text:style-name="P116">Sam Golob</text:p>
        </text:list-item>
      </text:list>
      <text:list xml:id="list3808420999" text:style-name="L126">
        <text:list-item>
          <text:p text:style-name="P145"><text:a xlink:type="simple" xlink:href="http://home.arcor.de/achim.haag//haagjobe.htm" text:style-name="Internet_20_link" text:visited-style-name="Visited_20_Internet_20_Link"><text:span text:style-name="T4">Achim Haag</text:span></text:a></text:p>
        </text:list-item>
      </text:list>
      <text:list xml:id="list536096111" text:style-name="L127">
        <text:list-item>
          <text:p text:style-name="P146"><text:a xlink:type="simple" xlink:href="http://www.legacy.com/obituaries/washingtonpost/obituary.aspx?pid=143636886" text:style-name="Internet_20_link" text:visited-style-name="Visited_20_Internet_20_Link"><text:span text:style-name="T4">Cory Hamasaki</text:span></text:a></text:p>
        </text:list-item>
      </text:list>
      <text:list xml:id="list566148711" text:style-name="L128">
        <text:list-item>
          <text:p text:style-name="P117">Tony Harminc</text:p>
        </text:list-item>
      </text:list>
      <text:list xml:id="list1330351117" text:style-name="L129">
        <text:list-item>
          <text:p text:style-name="P147"><text:a xlink:type="simple" xlink:href="http://www.linuxvm.org/community/rhigson.html" text:style-name="Internet_20_link" text:visited-style-name="Visited_20_Internet_20_Link"><text:span text:style-name="T4">Richard Higson</text:span></text:a></text:p>
        </text:list-item>
      </text:list>
      <text:list xml:id="list1512936492" text:style-name="L130">
        <text:list-item>
          <text:p text:style-name="P148"><text:a xlink:type="simple" xlink:href="http://groups.yahoo.com/group/hercules-390/message/50662" text:style-name="Internet_20_link" text:visited-style-name="Visited_20_Internet_20_Link"><text:span text:style-name="T4">Jim Keohane</text:span></text:a></text:p>
        </text:list-item>
      </text:list>
      <text:list xml:id="list1910776618" text:style-name="L131">
        <text:list-item>
          <text:p text:style-name="P118">Sam Knutson</text:p>
        </text:list-item>
      </text:list>
      <text:list xml:id="list769762834" text:style-name="L132">
        <text:list-item>
          <text:p text:style-name="P149"><text:a xlink:type="simple" xlink:href="http://www.corestore.org/" text:style-name="Internet_20_link" text:visited-style-name="Visited_20_Internet_20_Link"><text:span text:style-name="T4">Mike Ross</text:span></text:a></text:p>
        </text:list-item>
      </text:list>
      <text:list xml:id="list3919529471" text:style-name="L133">
        <text:list-item>
          <text:p text:style-name="P119">Daniel Rudin</text:p>
        </text:list-item>
      </text:list>
      <text:list xml:id="list3917768636" text:style-name="L134">
        <text:list-item>
          <text:p text:style-name="P150"><text:a xlink:type="simple" xlink:href="http://www.linuxvm.org/community/rsmrcina.html" text:style-name="Internet_20_link" text:visited-style-name="Visited_20_Internet_20_Link"><text:span text:style-name="T4">Smrcina riche</text:span></text:a></text:p>
        </text:list-item>
      </text:list>
      <text:list xml:id="list1568213819" text:style-name="L135">
        <text:list-item>
          <text:p text:style-name="P120">Henk Stegeman</text:p>
        </text:list-item>
      </text:list>
      <text:list xml:id="list2879436959" text:style-name="L136">
        <text:list-item>
          <text:p text:style-name="P32">Mark S. Waterbury</text:p>
        </text:list-item>
      </text:list>
      <text:p text:style-name="P22">Si quelqu'un pense avoir été injustement omis de l'une ou l'autre de ces listes, veuillez nous en informer.</text:p>
      <text:p text:style-name="Horizontal_20_Line"/>
      <text:h text:style-name="P2" text:outline-level="4"><text:bookmark text:name="7.01"/>7.01 Où puis-je obtenir une assistance technique ?</text:h>
      <text:p text:style-name="Text_20_body"><text:span text:style-name="T1">Veuillez consulter notre page Web d' </text:span><text:a xlink:type="simple" xlink:href="https://hercules-390.github.io/html/hercsupp.html" text:style-name="Internet_20_link" text:visited-style-name="Visited_20_Internet_20_Link">assistance technique</text:a><text:span text:style-name="T1">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Courier" svg:font-family="Courier"/>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5T23:36:44.951781162</meta:creation-date>
    <meta:generator>LibreOffice/7.0.4.2$Linux_X86_64 LibreOffice_project/00$Build-2</meta:generator>
    <dc:date>2021-12-25T23:37:54.642120808</dc:date>
    <meta:editing-duration>PT1M10S</meta:editing-duration>
    <meta:editing-cycles>1</meta:editing-cycles>
    <meta:document-statistic meta:table-count="1" meta:image-count="0" meta:object-count="0" meta:page-count="18" meta:paragraph-count="451" meta:word-count="5113" meta:character-count="32720" meta:non-whitespace-character-count="28329"/>
  </office:meta>
</office:document-meta>
</file>